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onospace" svg:font-family="Monospac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382in"/>
    </style:style>
    <style:style style:name="co3" style:family="table-column">
      <style:table-column-properties fo:break-before="auto" style:column-width="3.9055in"/>
    </style:style>
    <style:style style:name="co4" style:family="table-column">
      <style:table-column-properties fo:break-before="auto" style:column-width="7.2256in"/>
    </style:style>
    <style:style style:name="co5" style:family="table-column">
      <style:table-column-properties fo:break-before="auto" style:column-width="2.7445in"/>
    </style:style>
    <style:style style:name="co6" style:family="table-column">
      <style:table-column-properties fo:break-before="auto" style:column-width="1.8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Windows_MEG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row table:style-name="ro1">
          <table:table-cell table:number-columns-repeated="21"/>
          <table:table-cell office:value-type="string" calcext:value-type="string">
            <text:p>/home/cronus/GitHub/Coleccion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Blue_Parallelogram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Blue_Parallelogram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Blue_Parallelogram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Blue_Parallelogram_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Blue_Parallelogram_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Blue_Parallelogram_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Blue_Parallelogram_S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Blue_Parallelogram_S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Blue_Parallelogram_S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Green_Parallelogram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Green_Parallelogram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Green_Parallelogram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Green_Parallelogram_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Green_Parallelogram_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Green_Parallelogram_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Green_Parallelogram_S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Green_Parallelogram_S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Green_Parallelogram_S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Orange_Parallelogram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Orange_Parallelogram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Orange_Parallelogram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Orange_Parallelogram_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Orange_Parallelogram_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Orange_Parallelogram_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Orange_Parallelogram_S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Orange_Parallelogram_S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Orange_Parallelogram_S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Red_Parallelogram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Red_Parallelogram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Red_Parallelogram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Red_Parallelogram_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Red_Parallelogram_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Red_Parallelogram_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Red_Parallelogram_S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Red_Parallelogram_S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Parallelograms//Colección_Red_Parallelogram_S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Blue_Rectangl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Blue_Rectangl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Blue_Rectangl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Blue_Rectangle_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Blue_Rectangle_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Blue_Rectangle_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Blue_Rectangle_S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Blue_Rectangle_S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Blue_Rectangle_S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Green_Rectangl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Green_Rectangl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Green_Rectangl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Green_Rectangle_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Green_Rectangle_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Green_Rectangle_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Green_Rectangle_S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Green_Rectangle_S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Green_Rectangle_S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Orange_Rectangl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Orange_Rectangl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Orange_Rectangl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Orange_Rectangle_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Orange_Rectangle_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Orange_Rectangle_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Orange_Rectangle_S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Orange_Rectangle_S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Orange_Rectangle_S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Red_Rectangl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Red_Rectangl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Red_Rectangl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Red_Rectangle_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Red_Rectangle_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Red_Rectangle_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Red_Rectangle_S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Red_Rectangle_S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Rectangles//Colección_Red_Rectangle_S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Blue_Semicircl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Blue_Semicircl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Blue_Semicircl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Blue_Semicircle_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Blue_Semicircle_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Blue_Semicircle_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Blue_Semicircle_S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Blue_Semicircle_S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Blue_Semicircle_S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Green_Semicircl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Green_Semicircl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Green_Semicircl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Green_Semicircle_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Green_Semicircle_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Green_Semicircle_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Green_Semicircle_S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Green_Semicircle_S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Green_Semicircle_S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Orange_Semicircl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Orange_Semicircl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Orange_Semicircl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Orange_Semicircle_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Orange_Semicircle_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Orange_Semicircle_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Orange_Semicircle_S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Orange_Semicircle_S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Orange_Semicircle_S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Red_Semicircl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Red_Semicircl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Red_Semicircl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Red_Semicircle_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Red_Semicircle_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Red_Semicircle_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Red_Semicircle_S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Red_Semicircle_S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Semicircles//Colección_Red_Semicircle_S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Blue_Triangl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Blue_Triangl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Blue_Triangl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Blue_Triangle_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Blue_Triangle_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Blue_Triangle_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Blue_Triangle_S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Blue_Triangle_S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Blue_Triangle_S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Green_Triangl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Green_Triangl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Green_Triangl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Green_Triangle_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Green_Triangle_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Green_Triangle_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Green_Triangle_S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Green_Triangle_S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Green_Triangle_S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Orange_Triangl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Orange_Triangl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Orange_Triangl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Orange_Triangle_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Orange_Triangle_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Orange_Triangle_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Orange_Triangle_S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Orange_Triangle_S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Orange_Triangle_S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Red_Triangl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Red_Triangl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Red_Triangl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Red_Triangle_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Red_Triangle_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Red_Triangle_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Red_Triangle_S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Red_Triangle_S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C://Users//deane//MEGAsync//Colección//Triangles//Colección_Red_Triangle_S_3.png");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mage blueP1i = new Image(new FileInputStream(bP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2i = new Image(new FileInputStream(bP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3i = new Image(new FileInputStream(bP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1ei = new Image(new FileInputStream(bPE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2ei = new Image(new FileInputStream(bPE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3ei = new Image(new FileInputStream(bPE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1gi = new Image(new FileInputStream(bP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2gi = new Image(new FileInputStream(bP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3gi = new Image(new FileInputStream(bP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1i = new Image(new FileInputStream(gP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2i = new Image(new FileInputStream(gP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3i = new Image(new FileInputStream(gP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1ei = new Image(new FileInputStream(gPE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2ei = new Image(new FileInputStream(gPE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3ei = new Image(new FileInputStream(gPE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1gi = new Image(new FileInputStream(gP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2gi = new Image(new FileInputStream(gP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3gi = new Image(new FileInputStream(gP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1i = new Image(new FileInputStream(oP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2i = new Image(new FileInputStream(oP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3i = new Image(new FileInputStream(oP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1ei = new Image(new FileInputStream(oPE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2ei = new Image(new FileInputStream(oPE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3ei = new Image(new FileInputStream(oPE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1gi = new Image(new FileInputStream(oP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2gi = new Image(new FileInputStream(oP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3gi = new Image(new FileInputStream(oP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1i = new Image(new FileInputStream(rP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2i = new Image(new FileInputStream(rP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3i = new Image(new FileInputStream(rP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1ei = new Image(new FileInputStream(rPE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2ei = new Image(new FileInputStream(rPE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3ei = new Image(new FileInputStream(rPE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1gi = new Image(new FileInputStream(rP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2gi = new Image(new FileInputStream(rP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3gi = new Image(new FileInputStream(rP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1i = new Image(new FileInputStream(bR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2i = new Image(new FileInputStream(bR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3i = new Image(new FileInputStream(bR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1ei = new Image(new FileInputStream(bRE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2ei = new Image(new FileInputStream(bRE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3ei = new Image(new FileInputStream(bRE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1gi = new Image(new FileInputStream(bR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2gi = new Image(new FileInputStream(bR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3gi = new Image(new FileInputStream(bR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1i = new Image(new FileInputStream(gR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2i = new Image(new FileInputStream(gR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3i = new Image(new FileInputStream(gR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1ei = new Image(new FileInputStream(gRE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2ei = new Image(new FileInputStream(gRE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3ei = new Image(new FileInputStream(gRE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1gi = new Image(new FileInputStream(gR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2gi = new Image(new FileInputStream(gR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3gi = new Image(new FileInputStream(gR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1i = new Image(new FileInputStream(oR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2i = new Image(new FileInputStream(oR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3i = new Image(new FileInputStream(oR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1ei = new Image(new FileInputStream(oRE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2ei = new Image(new FileInputStream(oRE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3ei = new Image(new FileInputStream(oRE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1gi = new Image(new FileInputStream(oR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2gi = new Image(new FileInputStream(oR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3gi = new Image(new FileInputStream(oR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1i = new Image(new FileInputStream(rR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2i = new Image(new FileInputStream(rR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3i = new Image(new FileInputStream(rR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1ei = new Image(new FileInputStream(rRE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2ei = new Image(new FileInputStream(rRE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3ei = new Image(new FileInputStream(rRE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1gi = new Image(new FileInputStream(rR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2gi = new Image(new FileInputStream(rR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3gi = new Image(new FileInputStream(rR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1i = new Image(new FileInputStream(b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2i = new Image(new FileInputStream(b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3i = new Image(new FileInputStream(b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1ei = new Image(new FileInputStream(bSE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2ei = new Image(new FileInputStream(bSE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3ei = new Image(new FileInputStream(bSE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1gi = new Image(new FileInputStream(bS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2gi = new Image(new FileInputStream(bS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3gi = new Image(new FileInputStream(bS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1i = new Image(new FileInputStream(g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2i = new Image(new FileInputStream(g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3i = new Image(new FileInputStream(g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1ei = new Image(new FileInputStream(gSE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2ei = new Image(new FileInputStream(gSE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3ei = new Image(new FileInputStream(gSE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1gi = new Image(new FileInputStream(gS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2gi = new Image(new FileInputStream(gS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3gi = new Image(new FileInputStream(gS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1i = new Image(new FileInputStream(o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2i = new Image(new FileInputStream(o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3i = new Image(new FileInputStream(o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1ei = new Image(new FileInputStream(oSE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2ei = new Image(new FileInputStream(oSE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3ei = new Image(new FileInputStream(oSE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1gi = new Image(new FileInputStream(oS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2gi = new Image(new FileInputStream(oS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3gi = new Image(new FileInputStream(oS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1i = new Image(new FileInputStream(r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2i = new Image(new FileInputStream(r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3i = new Image(new FileInputStream(r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1ei = new Image(new FileInputStream(rSE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2ei = new Image(new FileInputStream(rSE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3ei = new Image(new FileInputStream(rSE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1gi = new Image(new FileInputStream(rS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2gi = new Image(new FileInputStream(rS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3gi = new Image(new FileInputStream(rS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1i = new Image(new FileInputStream(bT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2i = new Image(new FileInputStream(bT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3i = new Image(new FileInputStream(bT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1ei = new Image(new FileInputStream(bTE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2ei = new Image(new FileInputStream(bTE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3ei = new Image(new FileInputStream(bTE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1gi = new Image(new FileInputStream(bT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2gi = new Image(new FileInputStream(bT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3gi = new Image(new FileInputStream(bT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1i = new Image(new FileInputStream(gT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2i = new Image(new FileInputStream(gT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3i = new Image(new FileInputStream(gT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1ei = new Image(new FileInputStream(gTE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2ei = new Image(new FileInputStream(gTE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3ei = new Image(new FileInputStream(gTE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1gi = new Image(new FileInputStream(gT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2gi = new Image(new FileInputStream(gT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3gi = new Image(new FileInputStream(gT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1i = new Image(new FileInputStream(oT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2i = new Image(new FileInputStream(oT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3i = new Image(new FileInputStream(oT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1ei = new Image(new FileInputStream(oTE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2ei = new Image(new FileInputStream(oTE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3ei = new Image(new FileInputStream(oTE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1gi = new Image(new FileInputStream(oT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2gi = new Image(new FileInputStream(oT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3gi = new Image(new FileInputStream(oT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1i = new Image(new FileInputStream(rT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2i = new Image(new FileInputStream(rT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3i = new Image(new FileInputStream(rT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1ei = new Image(new FileInputStream(rTE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2ei = new Image(new FileInputStream(rTE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3ei = new Image(new FileInputStream(rTE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1gi = new Image(new FileInputStream(rT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2gi = new Image(new FileInputStream(rT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3gi = new Image(new FileInputStream(rTS3.path)); <text:s text:c="3"/>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P1.imgAdd(</text:p>
          </table:table-cell>
          <table:table-cell office:value-type="string" calcext:value-type="string">
            <text:p>blueP1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P2.imgAdd(</text:p>
          </table:table-cell>
          <table:table-cell office:value-type="string" calcext:value-type="string">
            <text:p>blueP2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P3.imgAdd(</text:p>
          </table:table-cell>
          <table:table-cell office:value-type="string" calcext:value-type="string">
            <text:p>blueP3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PE1.imgAdd(</text:p>
          </table:table-cell>
          <table:table-cell office:value-type="string" calcext:value-type="string">
            <text:p>blueP1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PE2.imgAdd(</text:p>
          </table:table-cell>
          <table:table-cell office:value-type="string" calcext:value-type="string">
            <text:p>blueP2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PE3.imgAdd(</text:p>
          </table:table-cell>
          <table:table-cell office:value-type="string" calcext:value-type="string">
            <text:p>blueP3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PS1.imgAdd(</text:p>
          </table:table-cell>
          <table:table-cell office:value-type="string" calcext:value-type="string">
            <text:p>blueP1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PS2.imgAdd(</text:p>
          </table:table-cell>
          <table:table-cell office:value-type="string" calcext:value-type="string">
            <text:p>blueP2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PS3.imgAdd(</text:p>
          </table:table-cell>
          <table:table-cell office:value-type="string" calcext:value-type="string">
            <text:p>blueP3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P1.imgAdd(</text:p>
          </table:table-cell>
          <table:table-cell office:value-type="string" calcext:value-type="string">
            <text:p>greenP1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P2.imgAdd(</text:p>
          </table:table-cell>
          <table:table-cell office:value-type="string" calcext:value-type="string">
            <text:p>greenP2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P3.imgAdd(</text:p>
          </table:table-cell>
          <table:table-cell office:value-type="string" calcext:value-type="string">
            <text:p>greenP3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PE1.imgAdd(</text:p>
          </table:table-cell>
          <table:table-cell office:value-type="string" calcext:value-type="string">
            <text:p>greenP1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PE2.imgAdd(</text:p>
          </table:table-cell>
          <table:table-cell office:value-type="string" calcext:value-type="string">
            <text:p>greenP2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PE3.imgAdd(</text:p>
          </table:table-cell>
          <table:table-cell office:value-type="string" calcext:value-type="string">
            <text:p>greenP3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PS1.imgAdd(</text:p>
          </table:table-cell>
          <table:table-cell office:value-type="string" calcext:value-type="string">
            <text:p>greenP1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PS2.imgAdd(</text:p>
          </table:table-cell>
          <table:table-cell office:value-type="string" calcext:value-type="string">
            <text:p>greenP2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PS3.imgAdd(</text:p>
          </table:table-cell>
          <table:table-cell office:value-type="string" calcext:value-type="string">
            <text:p>greenP3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P1.imgAdd(</text:p>
          </table:table-cell>
          <table:table-cell office:value-type="string" calcext:value-type="string">
            <text:p>orangeP1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P2.imgAdd(</text:p>
          </table:table-cell>
          <table:table-cell office:value-type="string" calcext:value-type="string">
            <text:p>orangeP2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P3.imgAdd(</text:p>
          </table:table-cell>
          <table:table-cell office:value-type="string" calcext:value-type="string">
            <text:p>orangeP3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PE1.imgAdd(</text:p>
          </table:table-cell>
          <table:table-cell office:value-type="string" calcext:value-type="string">
            <text:p>orangeP1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PE2.imgAdd(</text:p>
          </table:table-cell>
          <table:table-cell office:value-type="string" calcext:value-type="string">
            <text:p>orangeP2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PE3.imgAdd(</text:p>
          </table:table-cell>
          <table:table-cell office:value-type="string" calcext:value-type="string">
            <text:p>orangeP3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PS1.imgAdd(</text:p>
          </table:table-cell>
          <table:table-cell office:value-type="string" calcext:value-type="string">
            <text:p>orangeP1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PS2.imgAdd(</text:p>
          </table:table-cell>
          <table:table-cell office:value-type="string" calcext:value-type="string">
            <text:p>orangeP2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PS3.imgAdd(</text:p>
          </table:table-cell>
          <table:table-cell office:value-type="string" calcext:value-type="string">
            <text:p>orangeP3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P1.imgAdd(</text:p>
          </table:table-cell>
          <table:table-cell office:value-type="string" calcext:value-type="string">
            <text:p>redP1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P2.imgAdd(</text:p>
          </table:table-cell>
          <table:table-cell office:value-type="string" calcext:value-type="string">
            <text:p>redP2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P3.imgAdd(</text:p>
          </table:table-cell>
          <table:table-cell office:value-type="string" calcext:value-type="string">
            <text:p>redP3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PE1.imgAdd(</text:p>
          </table:table-cell>
          <table:table-cell office:value-type="string" calcext:value-type="string">
            <text:p>redP1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PE2.imgAdd(</text:p>
          </table:table-cell>
          <table:table-cell office:value-type="string" calcext:value-type="string">
            <text:p>redP2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PE3.imgAdd(</text:p>
          </table:table-cell>
          <table:table-cell office:value-type="string" calcext:value-type="string">
            <text:p>redP3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PS1.imgAdd(</text:p>
          </table:table-cell>
          <table:table-cell office:value-type="string" calcext:value-type="string">
            <text:p>redP1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PS2.imgAdd(</text:p>
          </table:table-cell>
          <table:table-cell office:value-type="string" calcext:value-type="string">
            <text:p>redP2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PS3.imgAdd(</text:p>
          </table:table-cell>
          <table:table-cell office:value-type="string" calcext:value-type="string">
            <text:p>redP3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R1.imgAdd(</text:p>
          </table:table-cell>
          <table:table-cell office:value-type="string" calcext:value-type="string">
            <text:p>blueR1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R2.imgAdd(</text:p>
          </table:table-cell>
          <table:table-cell office:value-type="string" calcext:value-type="string">
            <text:p>blueR2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R3.imgAdd(</text:p>
          </table:table-cell>
          <table:table-cell office:value-type="string" calcext:value-type="string">
            <text:p>blueR3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RE1.imgAdd(</text:p>
          </table:table-cell>
          <table:table-cell office:value-type="string" calcext:value-type="string">
            <text:p>blueR1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RE2.imgAdd(</text:p>
          </table:table-cell>
          <table:table-cell office:value-type="string" calcext:value-type="string">
            <text:p>blueR2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RE3.imgAdd(</text:p>
          </table:table-cell>
          <table:table-cell office:value-type="string" calcext:value-type="string">
            <text:p>blueR3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RS1.imgAdd(</text:p>
          </table:table-cell>
          <table:table-cell office:value-type="string" calcext:value-type="string">
            <text:p>blueR1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RS2.imgAdd(</text:p>
          </table:table-cell>
          <table:table-cell office:value-type="string" calcext:value-type="string">
            <text:p>blueR2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RS3.imgAdd(</text:p>
          </table:table-cell>
          <table:table-cell office:value-type="string" calcext:value-type="string">
            <text:p>blueR3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R1.imgAdd(</text:p>
          </table:table-cell>
          <table:table-cell office:value-type="string" calcext:value-type="string">
            <text:p>greenR1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R2.imgAdd(</text:p>
          </table:table-cell>
          <table:table-cell office:value-type="string" calcext:value-type="string">
            <text:p>greenR2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R3.imgAdd(</text:p>
          </table:table-cell>
          <table:table-cell office:value-type="string" calcext:value-type="string">
            <text:p>greenR3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RE1.imgAdd(</text:p>
          </table:table-cell>
          <table:table-cell office:value-type="string" calcext:value-type="string">
            <text:p>greenR1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RE2.imgAdd(</text:p>
          </table:table-cell>
          <table:table-cell office:value-type="string" calcext:value-type="string">
            <text:p>greenR2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RE3.imgAdd(</text:p>
          </table:table-cell>
          <table:table-cell office:value-type="string" calcext:value-type="string">
            <text:p>greenR3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RS1.imgAdd(</text:p>
          </table:table-cell>
          <table:table-cell office:value-type="string" calcext:value-type="string">
            <text:p>greenR1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RS2.imgAdd(</text:p>
          </table:table-cell>
          <table:table-cell office:value-type="string" calcext:value-type="string">
            <text:p>greenR2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RS3.imgAdd(</text:p>
          </table:table-cell>
          <table:table-cell office:value-type="string" calcext:value-type="string">
            <text:p>greenR3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R1.imgAdd(</text:p>
          </table:table-cell>
          <table:table-cell office:value-type="string" calcext:value-type="string">
            <text:p>orangeR1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R2.imgAdd(</text:p>
          </table:table-cell>
          <table:table-cell office:value-type="string" calcext:value-type="string">
            <text:p>orangeR2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R3.imgAdd(</text:p>
          </table:table-cell>
          <table:table-cell office:value-type="string" calcext:value-type="string">
            <text:p>orangeR3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RE1.imgAdd(</text:p>
          </table:table-cell>
          <table:table-cell office:value-type="string" calcext:value-type="string">
            <text:p>orangeR1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RE2.imgAdd(</text:p>
          </table:table-cell>
          <table:table-cell office:value-type="string" calcext:value-type="string">
            <text:p>orangeR2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RE3.imgAdd(</text:p>
          </table:table-cell>
          <table:table-cell office:value-type="string" calcext:value-type="string">
            <text:p>orangeR3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RS1.imgAdd(</text:p>
          </table:table-cell>
          <table:table-cell office:value-type="string" calcext:value-type="string">
            <text:p>orangeR1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RS2.imgAdd(</text:p>
          </table:table-cell>
          <table:table-cell office:value-type="string" calcext:value-type="string">
            <text:p>orangeR2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RS3.imgAdd(</text:p>
          </table:table-cell>
          <table:table-cell office:value-type="string" calcext:value-type="string">
            <text:p>orangeR3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R1.imgAdd(</text:p>
          </table:table-cell>
          <table:table-cell office:value-type="string" calcext:value-type="string">
            <text:p>redR1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R2.imgAdd(</text:p>
          </table:table-cell>
          <table:table-cell office:value-type="string" calcext:value-type="string">
            <text:p>redR2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R3.imgAdd(</text:p>
          </table:table-cell>
          <table:table-cell office:value-type="string" calcext:value-type="string">
            <text:p>redR3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RE1.imgAdd(</text:p>
          </table:table-cell>
          <table:table-cell office:value-type="string" calcext:value-type="string">
            <text:p>redR1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RE2.imgAdd(</text:p>
          </table:table-cell>
          <table:table-cell office:value-type="string" calcext:value-type="string">
            <text:p>redR2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RE3.imgAdd(</text:p>
          </table:table-cell>
          <table:table-cell office:value-type="string" calcext:value-type="string">
            <text:p>redR3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RS1.imgAdd(</text:p>
          </table:table-cell>
          <table:table-cell office:value-type="string" calcext:value-type="string">
            <text:p>redR1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RS2.imgAdd(</text:p>
          </table:table-cell>
          <table:table-cell office:value-type="string" calcext:value-type="string">
            <text:p>redR2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RS3.imgAdd(</text:p>
          </table:table-cell>
          <table:table-cell office:value-type="string" calcext:value-type="string">
            <text:p>redR3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S1.imgAdd(</text:p>
          </table:table-cell>
          <table:table-cell office:value-type="string" calcext:value-type="string">
            <text:p>blueS1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S2.imgAdd(</text:p>
          </table:table-cell>
          <table:table-cell office:value-type="string" calcext:value-type="string">
            <text:p>blueS2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S3.imgAdd(</text:p>
          </table:table-cell>
          <table:table-cell office:value-type="string" calcext:value-type="string">
            <text:p>blueS3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SE1.imgAdd(</text:p>
          </table:table-cell>
          <table:table-cell office:value-type="string" calcext:value-type="string">
            <text:p>blueS1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SE2.imgAdd(</text:p>
          </table:table-cell>
          <table:table-cell office:value-type="string" calcext:value-type="string">
            <text:p>blueS2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SE3.imgAdd(</text:p>
          </table:table-cell>
          <table:table-cell office:value-type="string" calcext:value-type="string">
            <text:p>blueS3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SS1.imgAdd(</text:p>
          </table:table-cell>
          <table:table-cell office:value-type="string" calcext:value-type="string">
            <text:p>blueS1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SS2.imgAdd(</text:p>
          </table:table-cell>
          <table:table-cell office:value-type="string" calcext:value-type="string">
            <text:p>blueS2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SS3.imgAdd(</text:p>
          </table:table-cell>
          <table:table-cell office:value-type="string" calcext:value-type="string">
            <text:p>blueS3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S1.imgAdd(</text:p>
          </table:table-cell>
          <table:table-cell office:value-type="string" calcext:value-type="string">
            <text:p>greenS1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S2.imgAdd(</text:p>
          </table:table-cell>
          <table:table-cell office:value-type="string" calcext:value-type="string">
            <text:p>greenS2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S3.imgAdd(</text:p>
          </table:table-cell>
          <table:table-cell office:value-type="string" calcext:value-type="string">
            <text:p>greenS3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SE1.imgAdd(</text:p>
          </table:table-cell>
          <table:table-cell office:value-type="string" calcext:value-type="string">
            <text:p>greenS1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SE2.imgAdd(</text:p>
          </table:table-cell>
          <table:table-cell office:value-type="string" calcext:value-type="string">
            <text:p>greenS2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SE3.imgAdd(</text:p>
          </table:table-cell>
          <table:table-cell office:value-type="string" calcext:value-type="string">
            <text:p>greenS3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SS1.imgAdd(</text:p>
          </table:table-cell>
          <table:table-cell office:value-type="string" calcext:value-type="string">
            <text:p>greenS1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SS2.imgAdd(</text:p>
          </table:table-cell>
          <table:table-cell office:value-type="string" calcext:value-type="string">
            <text:p>greenS2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SS3.imgAdd(</text:p>
          </table:table-cell>
          <table:table-cell office:value-type="string" calcext:value-type="string">
            <text:p>greenS3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S1.imgAdd(</text:p>
          </table:table-cell>
          <table:table-cell office:value-type="string" calcext:value-type="string">
            <text:p>orangeS1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S2.imgAdd(</text:p>
          </table:table-cell>
          <table:table-cell office:value-type="string" calcext:value-type="string">
            <text:p>orangeS2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S3.imgAdd(</text:p>
          </table:table-cell>
          <table:table-cell office:value-type="string" calcext:value-type="string">
            <text:p>orangeS3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SE1.imgAdd(</text:p>
          </table:table-cell>
          <table:table-cell office:value-type="string" calcext:value-type="string">
            <text:p>orangeS1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SE2.imgAdd(</text:p>
          </table:table-cell>
          <table:table-cell office:value-type="string" calcext:value-type="string">
            <text:p>orangeS2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SE3.imgAdd(</text:p>
          </table:table-cell>
          <table:table-cell office:value-type="string" calcext:value-type="string">
            <text:p>orangeS3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SS1.imgAdd(</text:p>
          </table:table-cell>
          <table:table-cell office:value-type="string" calcext:value-type="string">
            <text:p>orangeS1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SS2.imgAdd(</text:p>
          </table:table-cell>
          <table:table-cell office:value-type="string" calcext:value-type="string">
            <text:p>orangeS2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SS3.imgAdd(</text:p>
          </table:table-cell>
          <table:table-cell office:value-type="string" calcext:value-type="string">
            <text:p>orangeS3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S1.imgAdd(</text:p>
          </table:table-cell>
          <table:table-cell office:value-type="string" calcext:value-type="string">
            <text:p>redS1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S2.imgAdd(</text:p>
          </table:table-cell>
          <table:table-cell office:value-type="string" calcext:value-type="string">
            <text:p>redS2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S3.imgAdd(</text:p>
          </table:table-cell>
          <table:table-cell office:value-type="string" calcext:value-type="string">
            <text:p>redS3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SE1.imgAdd(</text:p>
          </table:table-cell>
          <table:table-cell office:value-type="string" calcext:value-type="string">
            <text:p>redS1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SE2.imgAdd(</text:p>
          </table:table-cell>
          <table:table-cell office:value-type="string" calcext:value-type="string">
            <text:p>redS2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SE3.imgAdd(</text:p>
          </table:table-cell>
          <table:table-cell office:value-type="string" calcext:value-type="string">
            <text:p>redS3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SS1.imgAdd(</text:p>
          </table:table-cell>
          <table:table-cell office:value-type="string" calcext:value-type="string">
            <text:p>redS1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SS2.imgAdd(</text:p>
          </table:table-cell>
          <table:table-cell office:value-type="string" calcext:value-type="string">
            <text:p>redS2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SS3.imgAdd(</text:p>
          </table:table-cell>
          <table:table-cell office:value-type="string" calcext:value-type="string">
            <text:p>redS3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T1.imgAdd(</text:p>
          </table:table-cell>
          <table:table-cell office:value-type="string" calcext:value-type="string">
            <text:p>blueT1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T2.imgAdd(</text:p>
          </table:table-cell>
          <table:table-cell office:value-type="string" calcext:value-type="string">
            <text:p>blueT2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T3.imgAdd(</text:p>
          </table:table-cell>
          <table:table-cell office:value-type="string" calcext:value-type="string">
            <text:p>blueT3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TE1.imgAdd(</text:p>
          </table:table-cell>
          <table:table-cell office:value-type="string" calcext:value-type="string">
            <text:p>blueT1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TE2.imgAdd(</text:p>
          </table:table-cell>
          <table:table-cell office:value-type="string" calcext:value-type="string">
            <text:p>blueT2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TE3.imgAdd(</text:p>
          </table:table-cell>
          <table:table-cell office:value-type="string" calcext:value-type="string">
            <text:p>blueT3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TS1.imgAdd(</text:p>
          </table:table-cell>
          <table:table-cell office:value-type="string" calcext:value-type="string">
            <text:p>blueT1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TS2.imgAdd(</text:p>
          </table:table-cell>
          <table:table-cell office:value-type="string" calcext:value-type="string">
            <text:p>blueT2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TS3.imgAdd(</text:p>
          </table:table-cell>
          <table:table-cell office:value-type="string" calcext:value-type="string">
            <text:p>blueT3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T1.imgAdd(</text:p>
          </table:table-cell>
          <table:table-cell office:value-type="string" calcext:value-type="string">
            <text:p>greenT1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T2.imgAdd(</text:p>
          </table:table-cell>
          <table:table-cell office:value-type="string" calcext:value-type="string">
            <text:p>greenT2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T3.imgAdd(</text:p>
          </table:table-cell>
          <table:table-cell office:value-type="string" calcext:value-type="string">
            <text:p>greenT3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TE1.imgAdd(</text:p>
          </table:table-cell>
          <table:table-cell office:value-type="string" calcext:value-type="string">
            <text:p>greenT1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TE2.imgAdd(</text:p>
          </table:table-cell>
          <table:table-cell office:value-type="string" calcext:value-type="string">
            <text:p>greenT2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TE3.imgAdd(</text:p>
          </table:table-cell>
          <table:table-cell office:value-type="string" calcext:value-type="string">
            <text:p>greenT3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TS1.imgAdd(</text:p>
          </table:table-cell>
          <table:table-cell office:value-type="string" calcext:value-type="string">
            <text:p>greenT1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TS2.imgAdd(</text:p>
          </table:table-cell>
          <table:table-cell office:value-type="string" calcext:value-type="string">
            <text:p>greenT2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TS3.imgAdd(</text:p>
          </table:table-cell>
          <table:table-cell office:value-type="string" calcext:value-type="string">
            <text:p>greenT3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T1.imgAdd(</text:p>
          </table:table-cell>
          <table:table-cell office:value-type="string" calcext:value-type="string">
            <text:p>orangeT1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T2.imgAdd(</text:p>
          </table:table-cell>
          <table:table-cell office:value-type="string" calcext:value-type="string">
            <text:p>orangeT2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T3.imgAdd(</text:p>
          </table:table-cell>
          <table:table-cell office:value-type="string" calcext:value-type="string">
            <text:p>orangeT3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TE1.imgAdd(</text:p>
          </table:table-cell>
          <table:table-cell office:value-type="string" calcext:value-type="string">
            <text:p>orangeT1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TE2.imgAdd(</text:p>
          </table:table-cell>
          <table:table-cell office:value-type="string" calcext:value-type="string">
            <text:p>orangeT2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TE3.imgAdd(</text:p>
          </table:table-cell>
          <table:table-cell office:value-type="string" calcext:value-type="string">
            <text:p>orangeT3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TS1.imgAdd(</text:p>
          </table:table-cell>
          <table:table-cell office:value-type="string" calcext:value-type="string">
            <text:p>orangeT1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TS2.imgAdd(</text:p>
          </table:table-cell>
          <table:table-cell office:value-type="string" calcext:value-type="string">
            <text:p>orangeT2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TS3.imgAdd(</text:p>
          </table:table-cell>
          <table:table-cell office:value-type="string" calcext:value-type="string">
            <text:p>orangeT3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T1.imgAdd(</text:p>
          </table:table-cell>
          <table:table-cell office:value-type="string" calcext:value-type="string">
            <text:p>redT1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T2.imgAdd(</text:p>
          </table:table-cell>
          <table:table-cell office:value-type="string" calcext:value-type="string">
            <text:p>redT2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T3.imgAdd(</text:p>
          </table:table-cell>
          <table:table-cell office:value-type="string" calcext:value-type="string">
            <text:p>redT3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TE1.imgAdd(</text:p>
          </table:table-cell>
          <table:table-cell office:value-type="string" calcext:value-type="string">
            <text:p>redT1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TE2.imgAdd(</text:p>
          </table:table-cell>
          <table:table-cell office:value-type="string" calcext:value-type="string">
            <text:p>redT2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TE3.imgAdd(</text:p>
          </table:table-cell>
          <table:table-cell office:value-type="string" calcext:value-type="string">
            <text:p>redT3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TS1.imgAdd(</text:p>
          </table:table-cell>
          <table:table-cell office:value-type="string" calcext:value-type="string">
            <text:p>redT1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TS2.imgAdd(</text:p>
          </table:table-cell>
          <table:table-cell office:value-type="string" calcext:value-type="string">
            <text:p>redT2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TS3.imgAdd(</text:p>
          </table:table-cell>
          <table:table-cell office:value-type="string" calcext:value-type="string">
            <text:p>redT3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</table:table>
      <table:table table:name="Cronus_GitHub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row table:style-name="ro1">
          <table:table-cell table:number-columns-repeated="21"/>
          <table:table-cell office:value-type="string" calcext:value-type="string">
            <text:p>/home/cronus/GitHub/Coleccion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Blue_Parallelogram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Blue_Parallelogram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Blue_Parallelogram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Blue_Parallelogram_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Blue_Parallelogram_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Blue_Parallelogram_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Blue_Parallelogram_S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Blue_Parallelogram_S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Blue_Parallelogram_S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Green_Parallelogram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Green_Parallelogram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Green_Parallelogram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Green_Parallelogram_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Green_Parallelogram_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Green_Parallelogram_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Green_Parallelogram_S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Green_Parallelogram_S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Green_Parallelogram_S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Orange_Parallelogram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Orange_Parallelogram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Orange_Parallelogram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Orange_Parallelogram_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Orange_Parallelogram_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Orange_Parallelogram_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Orange_Parallelogram_S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Orange_Parallelogram_S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Orange_Parallelogram_S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Red_Parallelogram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Red_Parallelogram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Red_Parallelogram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Red_Parallelogram_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Red_Parallelogram_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Red_Parallelogram_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Red_Parallelogram_S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Red_Parallelogram_S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arallelogr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Red_Parallelogram_S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Blue_Rectangl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Blue_Rectangl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Blue_Rectangl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Blue_Rectangle_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Blue_Rectangle_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Blue_Rectangle_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Blue_Rectangle_S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Blue_Rectangle_S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Blue_Rectangle_S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Green_Rectangl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Green_Rectangl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Green_Rectangl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Green_Rectangle_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Green_Rectangle_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Green_Rectangle_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Green_Rectangle_S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Green_Rectangle_S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Green_Rectangle_S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Orange_Rectangl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Orange_Rectangl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Orange_Rectangl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Orange_Rectangle_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Orange_Rectangle_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Orange_Rectangle_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Orange_Rectangle_S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Orange_Rectangle_S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Orange_Rectangle_S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Red_Rectangl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Red_Rectangl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Red_Rectangl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Red_Rectangle_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Red_Rectangle_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Red_Rectangle_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Red_Rectangle_S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Red_Rectangle_S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Red_Rectangle_S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Blue_Semicircl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Blue_Semicircl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Blue_Semicircl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Blue_Semicircle_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Blue_Semicircle_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Blue_Semicircle_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Blue_Semicircle_S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Blue_Semicircle_S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Blue_Semicircle_S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Green_Semicircl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Green_Semicircl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Green_Semicircl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Green_Semicircle_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Green_Semicircle_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Green_Semicircle_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Green_Semicircle_S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Green_Semicircle_S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Green_Semicircle_S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Orange_Semicircl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Orange_Semicircl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Orange_Semicircl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Orange_Semicircle_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Orange_Semicircle_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Orange_Semicircle_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Orange_Semicircle_S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Orange_Semicircle_S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Orange_Semicircle_S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Red_Semicircl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Red_Semicircl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Red_Semicircl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Red_Semicircle_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Red_Semicircle_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Red_Semicircle_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Red_Semicircle_S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Red_Semicircle_S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micirc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Red_Semicircle_S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Blue_Triangl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Blue_Triangl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Blue_Triangl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Blue_Triangle_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Blue_Triangle_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Blue_Triangle_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Blue_Triangle_S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Blue_Triangle_S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Blue_Triangle_S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Green_Triangl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Green_Triangl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Green_Triangl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Green_Triangle_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Green_Triangle_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Green_Triangle_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Green_Triangle_S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Green_Triangle_S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Green_Triangle_S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Orange_Triangl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Orange_Triangl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Orange_Triangl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Orange_Triangle_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Orange_Triangle_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Orange_Triangle_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Orange_Triangle_S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Orange_Triangle_S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Orange_Triangle_S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Red_Triangl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Red_Triangl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Red_Triangl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Red_Triangle_E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Red_Triangle_E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Red_Triangle_E_3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Red_Triangle_S_1.png");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Red_Triangle_S_2.png")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Red_Triangle_S_3.png");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mage blueP1i = new Image(new FileInputStream(bP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2i = new Image(new FileInputStream(bP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3i = new Image(new FileInputStream(bP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1ei = new Image(new FileInputStream(bPE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2ei = new Image(new FileInputStream(bPE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3ei = new Image(new FileInputStream(bPE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1gi = new Image(new FileInputStream(bP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2gi = new Image(new FileInputStream(bP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3gi = new Image(new FileInputStream(bP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1i = new Image(new FileInputStream(gP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2i = new Image(new FileInputStream(gP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3i = new Image(new FileInputStream(gP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1ei = new Image(new FileInputStream(gPE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2ei = new Image(new FileInputStream(gPE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3ei = new Image(new FileInputStream(gPE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1gi = new Image(new FileInputStream(gP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2gi = new Image(new FileInputStream(gP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3gi = new Image(new FileInputStream(gP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1i = new Image(new FileInputStream(oP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2i = new Image(new FileInputStream(oP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3i = new Image(new FileInputStream(oP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1ei = new Image(new FileInputStream(oPE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2ei = new Image(new FileInputStream(oPE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3ei = new Image(new FileInputStream(oPE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1gi = new Image(new FileInputStream(oP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2gi = new Image(new FileInputStream(oP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3gi = new Image(new FileInputStream(oP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1i = new Image(new FileInputStream(rP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2i = new Image(new FileInputStream(rP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3i = new Image(new FileInputStream(rP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1ei = new Image(new FileInputStream(rPE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2ei = new Image(new FileInputStream(rPE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3ei = new Image(new FileInputStream(rPE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1gi = new Image(new FileInputStream(rP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2gi = new Image(new FileInputStream(rP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3gi = new Image(new FileInputStream(rP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1i = new Image(new FileInputStream(bR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2i = new Image(new FileInputStream(bR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3i = new Image(new FileInputStream(bR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1ei = new Image(new FileInputStream(bRE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2ei = new Image(new FileInputStream(bRE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3ei = new Image(new FileInputStream(bRE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1gi = new Image(new FileInputStream(bR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2gi = new Image(new FileInputStream(bR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3gi = new Image(new FileInputStream(bR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1i = new Image(new FileInputStream(gR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2i = new Image(new FileInputStream(gR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3i = new Image(new FileInputStream(gR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1ei = new Image(new FileInputStream(gRE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2ei = new Image(new FileInputStream(gRE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3ei = new Image(new FileInputStream(gRE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1gi = new Image(new FileInputStream(gR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2gi = new Image(new FileInputStream(gR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3gi = new Image(new FileInputStream(gR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1i = new Image(new FileInputStream(oR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2i = new Image(new FileInputStream(oR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3i = new Image(new FileInputStream(oR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1ei = new Image(new FileInputStream(oRE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2ei = new Image(new FileInputStream(oRE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3ei = new Image(new FileInputStream(oRE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1gi = new Image(new FileInputStream(oR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2gi = new Image(new FileInputStream(oR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3gi = new Image(new FileInputStream(oR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1i = new Image(new FileInputStream(rR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2i = new Image(new FileInputStream(rR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3i = new Image(new FileInputStream(rR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1ei = new Image(new FileInputStream(rRE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2ei = new Image(new FileInputStream(rRE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3ei = new Image(new FileInputStream(rRE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1gi = new Image(new FileInputStream(rR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2gi = new Image(new FileInputStream(rR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3gi = new Image(new FileInputStream(rR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1i = new Image(new FileInputStream(b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2i = new Image(new FileInputStream(b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3i = new Image(new FileInputStream(b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1ei = new Image(new FileInputStream(bSE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2ei = new Image(new FileInputStream(bSE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3ei = new Image(new FileInputStream(bSE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1gi = new Image(new FileInputStream(bS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2gi = new Image(new FileInputStream(bS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3gi = new Image(new FileInputStream(bS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1i = new Image(new FileInputStream(g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2i = new Image(new FileInputStream(g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3i = new Image(new FileInputStream(g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1ei = new Image(new FileInputStream(gSE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2ei = new Image(new FileInputStream(gSE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3ei = new Image(new FileInputStream(gSE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1gi = new Image(new FileInputStream(gS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2gi = new Image(new FileInputStream(gS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3gi = new Image(new FileInputStream(gS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1i = new Image(new FileInputStream(o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2i = new Image(new FileInputStream(o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3i = new Image(new FileInputStream(o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1ei = new Image(new FileInputStream(oSE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2ei = new Image(new FileInputStream(oSE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3ei = new Image(new FileInputStream(oSE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1gi = new Image(new FileInputStream(oS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2gi = new Image(new FileInputStream(oS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3gi = new Image(new FileInputStream(oS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1i = new Image(new FileInputStream(r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2i = new Image(new FileInputStream(r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3i = new Image(new FileInputStream(r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1ei = new Image(new FileInputStream(rSE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2ei = new Image(new FileInputStream(rSE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3ei = new Image(new FileInputStream(rSE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1gi = new Image(new FileInputStream(rS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2gi = new Image(new FileInputStream(rS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3gi = new Image(new FileInputStream(rS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1i = new Image(new FileInputStream(bT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2i = new Image(new FileInputStream(bT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3i = new Image(new FileInputStream(bT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1ei = new Image(new FileInputStream(bTE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2ei = new Image(new FileInputStream(bTE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3ei = new Image(new FileInputStream(bTE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1gi = new Image(new FileInputStream(bT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2gi = new Image(new FileInputStream(bT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3gi = new Image(new FileInputStream(bT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1i = new Image(new FileInputStream(gT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2i = new Image(new FileInputStream(gT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3i = new Image(new FileInputStream(gT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1ei = new Image(new FileInputStream(gTE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2ei = new Image(new FileInputStream(gTE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3ei = new Image(new FileInputStream(gTE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1gi = new Image(new FileInputStream(gT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2gi = new Image(new FileInputStream(gT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3gi = new Image(new FileInputStream(gT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1i = new Image(new FileInputStream(oT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2i = new Image(new FileInputStream(oT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3i = new Image(new FileInputStream(oT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1ei = new Image(new FileInputStream(oTE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2ei = new Image(new FileInputStream(oTE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3ei = new Image(new FileInputStream(oTE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1gi = new Image(new FileInputStream(oT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2gi = new Image(new FileInputStream(oT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3gi = new Image(new FileInputStream(oTS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1i = new Image(new FileInputStream(rT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2i = new Image(new FileInputStream(rT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3i = new Image(new FileInputStream(rT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1ei = new Image(new FileInputStream(rTE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2ei = new Image(new FileInputStream(rTE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3ei = new Image(new FileInputStream(rTE3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1gi = new Image(new FileInputStream(rTS1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2gi = new Image(new FileInputStream(rTS2.path))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3gi = new Image(new FileInputStream(rTS3.path)); <text:s text:c="3"/>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P1.imgAdd(</text:p>
          </table:table-cell>
          <table:table-cell office:value-type="string" calcext:value-type="string">
            <text:p>blueP1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P2.imgAdd(</text:p>
          </table:table-cell>
          <table:table-cell office:value-type="string" calcext:value-type="string">
            <text:p>blueP2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P3.imgAdd(</text:p>
          </table:table-cell>
          <table:table-cell office:value-type="string" calcext:value-type="string">
            <text:p>blueP3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PE1.imgAdd(</text:p>
          </table:table-cell>
          <table:table-cell office:value-type="string" calcext:value-type="string">
            <text:p>blueP1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PE2.imgAdd(</text:p>
          </table:table-cell>
          <table:table-cell office:value-type="string" calcext:value-type="string">
            <text:p>blueP2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PE3.imgAdd(</text:p>
          </table:table-cell>
          <table:table-cell office:value-type="string" calcext:value-type="string">
            <text:p>blueP3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PS1.imgAdd(</text:p>
          </table:table-cell>
          <table:table-cell office:value-type="string" calcext:value-type="string">
            <text:p>blueP1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PS2.imgAdd(</text:p>
          </table:table-cell>
          <table:table-cell office:value-type="string" calcext:value-type="string">
            <text:p>blueP2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PS3.imgAdd(</text:p>
          </table:table-cell>
          <table:table-cell office:value-type="string" calcext:value-type="string">
            <text:p>blueP3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P1.imgAdd(</text:p>
          </table:table-cell>
          <table:table-cell office:value-type="string" calcext:value-type="string">
            <text:p>greenP1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P2.imgAdd(</text:p>
          </table:table-cell>
          <table:table-cell office:value-type="string" calcext:value-type="string">
            <text:p>greenP2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P3.imgAdd(</text:p>
          </table:table-cell>
          <table:table-cell office:value-type="string" calcext:value-type="string">
            <text:p>greenP3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PE1.imgAdd(</text:p>
          </table:table-cell>
          <table:table-cell office:value-type="string" calcext:value-type="string">
            <text:p>greenP1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PE2.imgAdd(</text:p>
          </table:table-cell>
          <table:table-cell office:value-type="string" calcext:value-type="string">
            <text:p>greenP2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PE3.imgAdd(</text:p>
          </table:table-cell>
          <table:table-cell office:value-type="string" calcext:value-type="string">
            <text:p>greenP3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PS1.imgAdd(</text:p>
          </table:table-cell>
          <table:table-cell office:value-type="string" calcext:value-type="string">
            <text:p>greenP1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PS2.imgAdd(</text:p>
          </table:table-cell>
          <table:table-cell office:value-type="string" calcext:value-type="string">
            <text:p>greenP2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PS3.imgAdd(</text:p>
          </table:table-cell>
          <table:table-cell office:value-type="string" calcext:value-type="string">
            <text:p>greenP3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P1.imgAdd(</text:p>
          </table:table-cell>
          <table:table-cell office:value-type="string" calcext:value-type="string">
            <text:p>orangeP1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P2.imgAdd(</text:p>
          </table:table-cell>
          <table:table-cell office:value-type="string" calcext:value-type="string">
            <text:p>orangeP2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P3.imgAdd(</text:p>
          </table:table-cell>
          <table:table-cell office:value-type="string" calcext:value-type="string">
            <text:p>orangeP3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PE1.imgAdd(</text:p>
          </table:table-cell>
          <table:table-cell office:value-type="string" calcext:value-type="string">
            <text:p>orangeP1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PE2.imgAdd(</text:p>
          </table:table-cell>
          <table:table-cell office:value-type="string" calcext:value-type="string">
            <text:p>orangeP2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PE3.imgAdd(</text:p>
          </table:table-cell>
          <table:table-cell office:value-type="string" calcext:value-type="string">
            <text:p>orangeP3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PS1.imgAdd(</text:p>
          </table:table-cell>
          <table:table-cell office:value-type="string" calcext:value-type="string">
            <text:p>orangeP1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PS2.imgAdd(</text:p>
          </table:table-cell>
          <table:table-cell office:value-type="string" calcext:value-type="string">
            <text:p>orangeP2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PS3.imgAdd(</text:p>
          </table:table-cell>
          <table:table-cell office:value-type="string" calcext:value-type="string">
            <text:p>orangeP3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P1.imgAdd(</text:p>
          </table:table-cell>
          <table:table-cell office:value-type="string" calcext:value-type="string">
            <text:p>redP1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P2.imgAdd(</text:p>
          </table:table-cell>
          <table:table-cell office:value-type="string" calcext:value-type="string">
            <text:p>redP2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P3.imgAdd(</text:p>
          </table:table-cell>
          <table:table-cell office:value-type="string" calcext:value-type="string">
            <text:p>redP3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PE1.imgAdd(</text:p>
          </table:table-cell>
          <table:table-cell office:value-type="string" calcext:value-type="string">
            <text:p>redP1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PE2.imgAdd(</text:p>
          </table:table-cell>
          <table:table-cell office:value-type="string" calcext:value-type="string">
            <text:p>redP2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PE3.imgAdd(</text:p>
          </table:table-cell>
          <table:table-cell office:value-type="string" calcext:value-type="string">
            <text:p>redP3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PS1.imgAdd(</text:p>
          </table:table-cell>
          <table:table-cell office:value-type="string" calcext:value-type="string">
            <text:p>redP1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PS2.imgAdd(</text:p>
          </table:table-cell>
          <table:table-cell office:value-type="string" calcext:value-type="string">
            <text:p>redP2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PS3.imgAdd(</text:p>
          </table:table-cell>
          <table:table-cell office:value-type="string" calcext:value-type="string">
            <text:p>redP3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R1.imgAdd(</text:p>
          </table:table-cell>
          <table:table-cell office:value-type="string" calcext:value-type="string">
            <text:p>blueR1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R2.imgAdd(</text:p>
          </table:table-cell>
          <table:table-cell office:value-type="string" calcext:value-type="string">
            <text:p>blueR2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R3.imgAdd(</text:p>
          </table:table-cell>
          <table:table-cell office:value-type="string" calcext:value-type="string">
            <text:p>blueR3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RE1.imgAdd(</text:p>
          </table:table-cell>
          <table:table-cell office:value-type="string" calcext:value-type="string">
            <text:p>blueR1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RE2.imgAdd(</text:p>
          </table:table-cell>
          <table:table-cell office:value-type="string" calcext:value-type="string">
            <text:p>blueR2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RE3.imgAdd(</text:p>
          </table:table-cell>
          <table:table-cell office:value-type="string" calcext:value-type="string">
            <text:p>blueR3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RS1.imgAdd(</text:p>
          </table:table-cell>
          <table:table-cell office:value-type="string" calcext:value-type="string">
            <text:p>blueR1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RS2.imgAdd(</text:p>
          </table:table-cell>
          <table:table-cell office:value-type="string" calcext:value-type="string">
            <text:p>blueR2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RS3.imgAdd(</text:p>
          </table:table-cell>
          <table:table-cell office:value-type="string" calcext:value-type="string">
            <text:p>blueR3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R1.imgAdd(</text:p>
          </table:table-cell>
          <table:table-cell office:value-type="string" calcext:value-type="string">
            <text:p>greenR1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R2.imgAdd(</text:p>
          </table:table-cell>
          <table:table-cell office:value-type="string" calcext:value-type="string">
            <text:p>greenR2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R3.imgAdd(</text:p>
          </table:table-cell>
          <table:table-cell office:value-type="string" calcext:value-type="string">
            <text:p>greenR3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RE1.imgAdd(</text:p>
          </table:table-cell>
          <table:table-cell office:value-type="string" calcext:value-type="string">
            <text:p>greenR1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RE2.imgAdd(</text:p>
          </table:table-cell>
          <table:table-cell office:value-type="string" calcext:value-type="string">
            <text:p>greenR2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RE3.imgAdd(</text:p>
          </table:table-cell>
          <table:table-cell office:value-type="string" calcext:value-type="string">
            <text:p>greenR3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RS1.imgAdd(</text:p>
          </table:table-cell>
          <table:table-cell office:value-type="string" calcext:value-type="string">
            <text:p>greenR1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RS2.imgAdd(</text:p>
          </table:table-cell>
          <table:table-cell office:value-type="string" calcext:value-type="string">
            <text:p>greenR2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RS3.imgAdd(</text:p>
          </table:table-cell>
          <table:table-cell office:value-type="string" calcext:value-type="string">
            <text:p>greenR3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R1.imgAdd(</text:p>
          </table:table-cell>
          <table:table-cell office:value-type="string" calcext:value-type="string">
            <text:p>orangeR1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R2.imgAdd(</text:p>
          </table:table-cell>
          <table:table-cell office:value-type="string" calcext:value-type="string">
            <text:p>orangeR2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R3.imgAdd(</text:p>
          </table:table-cell>
          <table:table-cell office:value-type="string" calcext:value-type="string">
            <text:p>orangeR3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RE1.imgAdd(</text:p>
          </table:table-cell>
          <table:table-cell office:value-type="string" calcext:value-type="string">
            <text:p>orangeR1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RE2.imgAdd(</text:p>
          </table:table-cell>
          <table:table-cell office:value-type="string" calcext:value-type="string">
            <text:p>orangeR2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RE3.imgAdd(</text:p>
          </table:table-cell>
          <table:table-cell office:value-type="string" calcext:value-type="string">
            <text:p>orangeR3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RS1.imgAdd(</text:p>
          </table:table-cell>
          <table:table-cell office:value-type="string" calcext:value-type="string">
            <text:p>orangeR1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RS2.imgAdd(</text:p>
          </table:table-cell>
          <table:table-cell office:value-type="string" calcext:value-type="string">
            <text:p>orangeR2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RS3.imgAdd(</text:p>
          </table:table-cell>
          <table:table-cell office:value-type="string" calcext:value-type="string">
            <text:p>orangeR3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R1.imgAdd(</text:p>
          </table:table-cell>
          <table:table-cell office:value-type="string" calcext:value-type="string">
            <text:p>redR1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R2.imgAdd(</text:p>
          </table:table-cell>
          <table:table-cell office:value-type="string" calcext:value-type="string">
            <text:p>redR2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R3.imgAdd(</text:p>
          </table:table-cell>
          <table:table-cell office:value-type="string" calcext:value-type="string">
            <text:p>redR3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RE1.imgAdd(</text:p>
          </table:table-cell>
          <table:table-cell office:value-type="string" calcext:value-type="string">
            <text:p>redR1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RE2.imgAdd(</text:p>
          </table:table-cell>
          <table:table-cell office:value-type="string" calcext:value-type="string">
            <text:p>redR2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RE3.imgAdd(</text:p>
          </table:table-cell>
          <table:table-cell office:value-type="string" calcext:value-type="string">
            <text:p>redR3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RS1.imgAdd(</text:p>
          </table:table-cell>
          <table:table-cell office:value-type="string" calcext:value-type="string">
            <text:p>redR1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RS2.imgAdd(</text:p>
          </table:table-cell>
          <table:table-cell office:value-type="string" calcext:value-type="string">
            <text:p>redR2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RS3.imgAdd(</text:p>
          </table:table-cell>
          <table:table-cell office:value-type="string" calcext:value-type="string">
            <text:p>redR3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S1.imgAdd(</text:p>
          </table:table-cell>
          <table:table-cell office:value-type="string" calcext:value-type="string">
            <text:p>blueS1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S2.imgAdd(</text:p>
          </table:table-cell>
          <table:table-cell office:value-type="string" calcext:value-type="string">
            <text:p>blueS2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S3.imgAdd(</text:p>
          </table:table-cell>
          <table:table-cell office:value-type="string" calcext:value-type="string">
            <text:p>blueS3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SE1.imgAdd(</text:p>
          </table:table-cell>
          <table:table-cell office:value-type="string" calcext:value-type="string">
            <text:p>blueS1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SE2.imgAdd(</text:p>
          </table:table-cell>
          <table:table-cell office:value-type="string" calcext:value-type="string">
            <text:p>blueS2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SE3.imgAdd(</text:p>
          </table:table-cell>
          <table:table-cell office:value-type="string" calcext:value-type="string">
            <text:p>blueS3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SS1.imgAdd(</text:p>
          </table:table-cell>
          <table:table-cell office:value-type="string" calcext:value-type="string">
            <text:p>blueS1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SS2.imgAdd(</text:p>
          </table:table-cell>
          <table:table-cell office:value-type="string" calcext:value-type="string">
            <text:p>blueS2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SS3.imgAdd(</text:p>
          </table:table-cell>
          <table:table-cell office:value-type="string" calcext:value-type="string">
            <text:p>blueS3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S1.imgAdd(</text:p>
          </table:table-cell>
          <table:table-cell office:value-type="string" calcext:value-type="string">
            <text:p>greenS1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S2.imgAdd(</text:p>
          </table:table-cell>
          <table:table-cell office:value-type="string" calcext:value-type="string">
            <text:p>greenS2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S3.imgAdd(</text:p>
          </table:table-cell>
          <table:table-cell office:value-type="string" calcext:value-type="string">
            <text:p>greenS3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SE1.imgAdd(</text:p>
          </table:table-cell>
          <table:table-cell office:value-type="string" calcext:value-type="string">
            <text:p>greenS1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SE2.imgAdd(</text:p>
          </table:table-cell>
          <table:table-cell office:value-type="string" calcext:value-type="string">
            <text:p>greenS2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SE3.imgAdd(</text:p>
          </table:table-cell>
          <table:table-cell office:value-type="string" calcext:value-type="string">
            <text:p>greenS3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SS1.imgAdd(</text:p>
          </table:table-cell>
          <table:table-cell office:value-type="string" calcext:value-type="string">
            <text:p>greenS1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SS2.imgAdd(</text:p>
          </table:table-cell>
          <table:table-cell office:value-type="string" calcext:value-type="string">
            <text:p>greenS2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SS3.imgAdd(</text:p>
          </table:table-cell>
          <table:table-cell office:value-type="string" calcext:value-type="string">
            <text:p>greenS3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S1.imgAdd(</text:p>
          </table:table-cell>
          <table:table-cell office:value-type="string" calcext:value-type="string">
            <text:p>orangeS1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S2.imgAdd(</text:p>
          </table:table-cell>
          <table:table-cell office:value-type="string" calcext:value-type="string">
            <text:p>orangeS2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S3.imgAdd(</text:p>
          </table:table-cell>
          <table:table-cell office:value-type="string" calcext:value-type="string">
            <text:p>orangeS3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SE1.imgAdd(</text:p>
          </table:table-cell>
          <table:table-cell office:value-type="string" calcext:value-type="string">
            <text:p>orangeS1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SE2.imgAdd(</text:p>
          </table:table-cell>
          <table:table-cell office:value-type="string" calcext:value-type="string">
            <text:p>orangeS2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SE3.imgAdd(</text:p>
          </table:table-cell>
          <table:table-cell office:value-type="string" calcext:value-type="string">
            <text:p>orangeS3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SS1.imgAdd(</text:p>
          </table:table-cell>
          <table:table-cell office:value-type="string" calcext:value-type="string">
            <text:p>orangeS1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SS2.imgAdd(</text:p>
          </table:table-cell>
          <table:table-cell office:value-type="string" calcext:value-type="string">
            <text:p>orangeS2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SS3.imgAdd(</text:p>
          </table:table-cell>
          <table:table-cell office:value-type="string" calcext:value-type="string">
            <text:p>orangeS3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S1.imgAdd(</text:p>
          </table:table-cell>
          <table:table-cell office:value-type="string" calcext:value-type="string">
            <text:p>redS1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S2.imgAdd(</text:p>
          </table:table-cell>
          <table:table-cell office:value-type="string" calcext:value-type="string">
            <text:p>redS2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S3.imgAdd(</text:p>
          </table:table-cell>
          <table:table-cell office:value-type="string" calcext:value-type="string">
            <text:p>redS3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SE1.imgAdd(</text:p>
          </table:table-cell>
          <table:table-cell office:value-type="string" calcext:value-type="string">
            <text:p>redS1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SE2.imgAdd(</text:p>
          </table:table-cell>
          <table:table-cell office:value-type="string" calcext:value-type="string">
            <text:p>redS2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SE3.imgAdd(</text:p>
          </table:table-cell>
          <table:table-cell office:value-type="string" calcext:value-type="string">
            <text:p>redS3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SS1.imgAdd(</text:p>
          </table:table-cell>
          <table:table-cell office:value-type="string" calcext:value-type="string">
            <text:p>redS1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SS2.imgAdd(</text:p>
          </table:table-cell>
          <table:table-cell office:value-type="string" calcext:value-type="string">
            <text:p>redS2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SS3.imgAdd(</text:p>
          </table:table-cell>
          <table:table-cell office:value-type="string" calcext:value-type="string">
            <text:p>redS3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T1.imgAdd(</text:p>
          </table:table-cell>
          <table:table-cell office:value-type="string" calcext:value-type="string">
            <text:p>blueT1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T2.imgAdd(</text:p>
          </table:table-cell>
          <table:table-cell office:value-type="string" calcext:value-type="string">
            <text:p>blueT2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T3.imgAdd(</text:p>
          </table:table-cell>
          <table:table-cell office:value-type="string" calcext:value-type="string">
            <text:p>blueT3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TE1.imgAdd(</text:p>
          </table:table-cell>
          <table:table-cell office:value-type="string" calcext:value-type="string">
            <text:p>blueT1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TE2.imgAdd(</text:p>
          </table:table-cell>
          <table:table-cell office:value-type="string" calcext:value-type="string">
            <text:p>blueT2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TE3.imgAdd(</text:p>
          </table:table-cell>
          <table:table-cell office:value-type="string" calcext:value-type="string">
            <text:p>blueT3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TS1.imgAdd(</text:p>
          </table:table-cell>
          <table:table-cell office:value-type="string" calcext:value-type="string">
            <text:p>blueT1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TS2.imgAdd(</text:p>
          </table:table-cell>
          <table:table-cell office:value-type="string" calcext:value-type="string">
            <text:p>blueT2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bTS3.imgAdd(</text:p>
          </table:table-cell>
          <table:table-cell office:value-type="string" calcext:value-type="string">
            <text:p>blueT3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T1.imgAdd(</text:p>
          </table:table-cell>
          <table:table-cell office:value-type="string" calcext:value-type="string">
            <text:p>greenT1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T2.imgAdd(</text:p>
          </table:table-cell>
          <table:table-cell office:value-type="string" calcext:value-type="string">
            <text:p>greenT2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T3.imgAdd(</text:p>
          </table:table-cell>
          <table:table-cell office:value-type="string" calcext:value-type="string">
            <text:p>greenT3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TE1.imgAdd(</text:p>
          </table:table-cell>
          <table:table-cell office:value-type="string" calcext:value-type="string">
            <text:p>greenT1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TE2.imgAdd(</text:p>
          </table:table-cell>
          <table:table-cell office:value-type="string" calcext:value-type="string">
            <text:p>greenT2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TE3.imgAdd(</text:p>
          </table:table-cell>
          <table:table-cell office:value-type="string" calcext:value-type="string">
            <text:p>greenT3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TS1.imgAdd(</text:p>
          </table:table-cell>
          <table:table-cell office:value-type="string" calcext:value-type="string">
            <text:p>greenT1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TS2.imgAdd(</text:p>
          </table:table-cell>
          <table:table-cell office:value-type="string" calcext:value-type="string">
            <text:p>greenT2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gTS3.imgAdd(</text:p>
          </table:table-cell>
          <table:table-cell office:value-type="string" calcext:value-type="string">
            <text:p>greenT3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T1.imgAdd(</text:p>
          </table:table-cell>
          <table:table-cell office:value-type="string" calcext:value-type="string">
            <text:p>orangeT1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T2.imgAdd(</text:p>
          </table:table-cell>
          <table:table-cell office:value-type="string" calcext:value-type="string">
            <text:p>orangeT2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T3.imgAdd(</text:p>
          </table:table-cell>
          <table:table-cell office:value-type="string" calcext:value-type="string">
            <text:p>orangeT3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TE1.imgAdd(</text:p>
          </table:table-cell>
          <table:table-cell office:value-type="string" calcext:value-type="string">
            <text:p>orangeT1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TE2.imgAdd(</text:p>
          </table:table-cell>
          <table:table-cell office:value-type="string" calcext:value-type="string">
            <text:p>orangeT2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TE3.imgAdd(</text:p>
          </table:table-cell>
          <table:table-cell office:value-type="string" calcext:value-type="string">
            <text:p>orangeT3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TS1.imgAdd(</text:p>
          </table:table-cell>
          <table:table-cell office:value-type="string" calcext:value-type="string">
            <text:p>orangeT1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TS2.imgAdd(</text:p>
          </table:table-cell>
          <table:table-cell office:value-type="string" calcext:value-type="string">
            <text:p>orangeT2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oTS3.imgAdd(</text:p>
          </table:table-cell>
          <table:table-cell office:value-type="string" calcext:value-type="string">
            <text:p>orangeT3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T1.imgAdd(</text:p>
          </table:table-cell>
          <table:table-cell office:value-type="string" calcext:value-type="string">
            <text:p>redT1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T2.imgAdd(</text:p>
          </table:table-cell>
          <table:table-cell office:value-type="string" calcext:value-type="string">
            <text:p>redT2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T3.imgAdd(</text:p>
          </table:table-cell>
          <table:table-cell office:value-type="string" calcext:value-type="string">
            <text:p>redT3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TE1.imgAdd(</text:p>
          </table:table-cell>
          <table:table-cell office:value-type="string" calcext:value-type="string">
            <text:p>redT1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TE2.imgAdd(</text:p>
          </table:table-cell>
          <table:table-cell office:value-type="string" calcext:value-type="string">
            <text:p>redT2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TE3.imgAdd(</text:p>
          </table:table-cell>
          <table:table-cell office:value-type="string" calcext:value-type="string">
            <text:p>redT3e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TS1.imgAdd(</text:p>
          </table:table-cell>
          <table:table-cell office:value-type="string" calcext:value-type="string">
            <text:p>redT1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TS2.imgAdd(</text:p>
          </table:table-cell>
          <table:table-cell office:value-type="string" calcext:value-type="string">
            <text:p>redT2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rTS3.imgAdd(</text:p>
          </table:table-cell>
          <table:table-cell office:value-type="string" calcext:value-type="string">
            <text:p>redT3gi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office:value-type="string" calcext:value-type="string">
            <text:p>this.push(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</table:table>
      <table:table table:name="Cronus_GitHub_2" table:style-name="ta1"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16362" table:default-cell-style-name="Default"/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Blue_Parallelogram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Blue_Parallelogram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Blue_Parallelogram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Blue_Parallelogram_E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Blue_Parallelogram_E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Blue_Parallelogram_E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Blue_Parallelogram_S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Blue_Parallelogram_S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Blue_Parallelogram_S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Green_Parallelogram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Green_Parallelogram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Green_Parallelogram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Green_Parallelogram_E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Green_Parallelogram_E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Green_Parallelogram_E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Green_Parallelogram_S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Green_Parallelogram_S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Green_Parallelogram_S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Orange_Parallelogram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Orange_Parallelogram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Orange_Parallelogram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Orange_Parallelogram_E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Orange_Parallelogram_E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Orange_Parallelogram_E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Orange_Parallelogram_S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Orange_Parallelogram_S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Orange_Parallelogram_S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Red_Parallelogram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Red_Parallelogram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Red_Parallelogram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Red_Parallelogram_E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Red_Parallelogram_E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Red_Parallelogram_E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Red_Parallelogram_S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Red_Parallelogram_S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arallelogram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Parallelograms/Colección_Red_Parallelogram_S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Blue_Rectangle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Blue_Rectangle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Blue_Rectangle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Blue_Rectangle_E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Blue_Rectangle_E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Blue_Rectangle_E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Blue_Rectangle_S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Blue_Rectangle_S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Blue_Rectangle_S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Green_Rectangle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Green_Rectangle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Green_Rectangle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Green_Rectangle_E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Green_Rectangle_E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Green_Rectangle_E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Green_Rectangle_S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Green_Rectangle_S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Green_Rectangle_S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Orange_Rectangle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Orange_Rectangle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Orange_Rectangle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Orange_Rectangle_E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Orange_Rectangle_E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Orange_Rectangle_E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Orange_Rectangle_S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Orange_Rectangle_S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Orange_Rectangle_S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Red_Rectangle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Red_Rectangle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Red_Rectangle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Red_Rectangle_E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Red_Rectangle_E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Red_Rectangle_E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Red_Rectangle_S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Red_Rectangle_S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Rect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Rectangles/Colección_Red_Rectangle_S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Blue_Semicircle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Blue_Semicircle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Blue_Semicircle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Blue_Semicircle_E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Blue_Semicircle_E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Blue_Semicircle_E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Blue_Semicircle_S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Blue_Semicircle_S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Blue_Semicircle_S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Green_Semicircle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Green_Semicircle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Green_Semicircle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Green_Semicircle_E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Green_Semicircle_E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Green_Semicircle_E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Green_Semicircle_S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Green_Semicircle_S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Green_Semicircle_S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Orange_Semicircle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Orange_Semicircle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Orange_Semicircle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Orange_Semicircle_E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Orange_Semicircle_E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Orange_Semicircle_E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Orange_Semicircle_S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Orange_Semicircle_S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Orange_Semicircle_S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Red_Semicircle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Red_Semicircle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Red_Semicircle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Red_Semicircle_E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Red_Semicircle_E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Red_Semicircle_E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Red_Semicircle_S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Red_Semicircle_S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emicirc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Semicircles/Colección_Red_Semicircle_S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Blue_Triangle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Blue_Triangle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Blue_Triangle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Blue_Triangle_E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Blue_Triangle_E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Blue_Triangle_E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Blue_Triangle_S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Blue_Triangle_S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Blue_Triangle_S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Green_Triangle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Green_Triangle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Green_Triangle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Green_Triangle_E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Green_Triangle_E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Green_Triangle_E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Green_Triangle_S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Green_Triangle_S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Green_Triangle_S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Orange_Triangle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Orange_Triangle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Orange_Triangle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Orange_Triangle_E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Orange_Triangle_E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Orange_Triangle_E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Orange_Triangle_S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Orange_Triangle_S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Orange_Triangle_S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Red_Triangle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Red_Triangle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Sol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Red_Triangle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Red_Triangle_E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Red_Triangle_E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Red_Triangle_E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Red_Triangle_S_1.png");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Red_Triangle_S_2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Triangl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Gri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/home/cronus/GitHub/Coleccion/Triangles/Colección_Red_Triangle_S_3.png");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mage blueP1i = new Image(new FileInputStream(bP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P2i = new Image(new FileInputStream(bP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P3i = new Image(new FileInputStream(bP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P1ei = new Image(new FileInputStream(bPE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P2ei = new Image(new FileInputStream(bPE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P3ei = new Image(new FileInputStream(bPE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P1gi = new Image(new FileInputStream(bPS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P2gi = new Image(new FileInputStream(bPS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P3gi = new Image(new FileInputStream(bPS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P1i = new Image(new FileInputStream(gP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P2i = new Image(new FileInputStream(gP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P3i = new Image(new FileInputStream(gP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P1ei = new Image(new FileInputStream(gPE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P2ei = new Image(new FileInputStream(gPE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P3ei = new Image(new FileInputStream(gPE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P1gi = new Image(new FileInputStream(gPS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P2gi = new Image(new FileInputStream(gPS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P3gi = new Image(new FileInputStream(gPS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P1i = new Image(new FileInputStream(oP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P2i = new Image(new FileInputStream(oP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P3i = new Image(new FileInputStream(oP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P1ei = new Image(new FileInputStream(oPE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P2ei = new Image(new FileInputStream(oPE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P3ei = new Image(new FileInputStream(oPE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P1gi = new Image(new FileInputStream(oPS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P2gi = new Image(new FileInputStream(oPS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P3gi = new Image(new FileInputStream(oPS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P1i = new Image(new FileInputStream(rP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P2i = new Image(new FileInputStream(rP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P3i = new Image(new FileInputStream(rP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P1ei = new Image(new FileInputStream(rPE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P2ei = new Image(new FileInputStream(rPE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P3ei = new Image(new FileInputStream(rPE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P1gi = new Image(new FileInputStream(rPS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P2gi = new Image(new FileInputStream(rPS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P3gi = new Image(new FileInputStream(rPS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R1i = new Image(new FileInputStream(bR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R2i = new Image(new FileInputStream(bR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R3i = new Image(new FileInputStream(bR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R1ei = new Image(new FileInputStream(bRE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R2ei = new Image(new FileInputStream(bRE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R3ei = new Image(new FileInputStream(bRE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R1gi = new Image(new FileInputStream(bRS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R2gi = new Image(new FileInputStream(bRS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R3gi = new Image(new FileInputStream(bRS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R1i = new Image(new FileInputStream(gR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R2i = new Image(new FileInputStream(gR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R3i = new Image(new FileInputStream(gR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R1ei = new Image(new FileInputStream(gRE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R2ei = new Image(new FileInputStream(gRE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R3ei = new Image(new FileInputStream(gRE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R1gi = new Image(new FileInputStream(gRS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R2gi = new Image(new FileInputStream(gRS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R3gi = new Image(new FileInputStream(gRS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R1i = new Image(new FileInputStream(oR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R2i = new Image(new FileInputStream(oR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R3i = new Image(new FileInputStream(oR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R1ei = new Image(new FileInputStream(oRE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R2ei = new Image(new FileInputStream(oRE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R3ei = new Image(new FileInputStream(oRE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R1gi = new Image(new FileInputStream(oRS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R2gi = new Image(new FileInputStream(oRS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R3gi = new Image(new FileInputStream(oRS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R1i = new Image(new FileInputStream(rR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R2i = new Image(new FileInputStream(rR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R3i = new Image(new FileInputStream(rR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R1ei = new Image(new FileInputStream(rRE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R2ei = new Image(new FileInputStream(rRE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R3ei = new Image(new FileInputStream(rRE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R1gi = new Image(new FileInputStream(rRS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R2gi = new Image(new FileInputStream(rRS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R3gi = new Image(new FileInputStream(rRS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S1i = new Image(new FileInputStream(bS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S2i = new Image(new FileInputStream(bS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S3i = new Image(new FileInputStream(bS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S1ei = new Image(new FileInputStream(bSE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S2ei = new Image(new FileInputStream(bSE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S3ei = new Image(new FileInputStream(bSE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S1gi = new Image(new FileInputStream(bSS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S2gi = new Image(new FileInputStream(bSS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S3gi = new Image(new FileInputStream(bSS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S1i = new Image(new FileInputStream(gS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S2i = new Image(new FileInputStream(gS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S3i = new Image(new FileInputStream(gS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S1ei = new Image(new FileInputStream(gSE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S2ei = new Image(new FileInputStream(gSE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S3ei = new Image(new FileInputStream(gSE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S1gi = new Image(new FileInputStream(gSS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S2gi = new Image(new FileInputStream(gSS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S3gi = new Image(new FileInputStream(gSS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S1i = new Image(new FileInputStream(oS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S2i = new Image(new FileInputStream(oS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S3i = new Image(new FileInputStream(oS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S1ei = new Image(new FileInputStream(oSE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S2ei = new Image(new FileInputStream(oSE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S3ei = new Image(new FileInputStream(oSE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S1gi = new Image(new FileInputStream(oSS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S2gi = new Image(new FileInputStream(oSS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S3gi = new Image(new FileInputStream(oSS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S1i = new Image(new FileInputStream(rS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S2i = new Image(new FileInputStream(rS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S3i = new Image(new FileInputStream(rS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S1ei = new Image(new FileInputStream(rSE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S2ei = new Image(new FileInputStream(rSE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S3ei = new Image(new FileInputStream(rSE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S1gi = new Image(new FileInputStream(rSS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S2gi = new Image(new FileInputStream(rSS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S3gi = new Image(new FileInputStream(rSS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T1i = new Image(new FileInputStream(bT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T2i = new Image(new FileInputStream(bT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T3i = new Image(new FileInputStream(bT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T1ei = new Image(new FileInputStream(bTE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T2ei = new Image(new FileInputStream(bTE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T3ei = new Image(new FileInputStream(bTE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T1gi = new Image(new FileInputStream(bTS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T2gi = new Image(new FileInputStream(bTS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blueT3gi = new Image(new FileInputStream(bTS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T1i = new Image(new FileInputStream(gT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T2i = new Image(new FileInputStream(gT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T3i = new Image(new FileInputStream(gT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T1ei = new Image(new FileInputStream(gTE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T2ei = new Image(new FileInputStream(gTE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T3ei = new Image(new FileInputStream(gTE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T1gi = new Image(new FileInputStream(gTS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T2gi = new Image(new FileInputStream(gTS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greenT3gi = new Image(new FileInputStream(gTS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T1i = new Image(new FileInputStream(oT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T2i = new Image(new FileInputStream(oT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T3i = new Image(new FileInputStream(oT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T1ei = new Image(new FileInputStream(oTE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T2ei = new Image(new FileInputStream(oTE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T3ei = new Image(new FileInputStream(oTE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T1gi = new Image(new FileInputStream(oTS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T2gi = new Image(new FileInputStream(oTS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orangeT3gi = new Image(new FileInputStream(oTS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T1i = new Image(new FileInputStream(rT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T2i = new Image(new FileInputStream(rT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T3i = new Image(new FileInputStream(rT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T1ei = new Image(new FileInputStream(rTE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T2ei = new Image(new FileInputStream(rTE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T3ei = new Image(new FileInputStream(rTE3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T1gi = new Image(new FileInputStream(rTS1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T2gi = new Image(new FileInputStream(rTS2.path))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age redT3gi = new Image(new FileInputStream(rTS3.path)); <text:s text:c="3"/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P1.imgAdd(</text:p>
          </table:table-cell>
          <table:table-cell office:value-type="string" calcext:value-type="string">
            <text:p>blueP1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P2.imgAdd(</text:p>
          </table:table-cell>
          <table:table-cell office:value-type="string" calcext:value-type="string">
            <text:p>blueP2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P3.imgAdd(</text:p>
          </table:table-cell>
          <table:table-cell office:value-type="string" calcext:value-type="string">
            <text:p>blueP3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PE1.imgAdd(</text:p>
          </table:table-cell>
          <table:table-cell office:value-type="string" calcext:value-type="string">
            <text:p>blueP1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PE2.imgAdd(</text:p>
          </table:table-cell>
          <table:table-cell office:value-type="string" calcext:value-type="string">
            <text:p>blueP2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PE3.imgAdd(</text:p>
          </table:table-cell>
          <table:table-cell office:value-type="string" calcext:value-type="string">
            <text:p>blueP3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PS1.imgAdd(</text:p>
          </table:table-cell>
          <table:table-cell office:value-type="string" calcext:value-type="string">
            <text:p>blueP1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PS2.imgAdd(</text:p>
          </table:table-cell>
          <table:table-cell office:value-type="string" calcext:value-type="string">
            <text:p>blueP2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PS3.imgAdd(</text:p>
          </table:table-cell>
          <table:table-cell office:value-type="string" calcext:value-type="string">
            <text:p>blueP3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P1.imgAdd(</text:p>
          </table:table-cell>
          <table:table-cell office:value-type="string" calcext:value-type="string">
            <text:p>greenP1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P2.imgAdd(</text:p>
          </table:table-cell>
          <table:table-cell office:value-type="string" calcext:value-type="string">
            <text:p>greenP2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P3.imgAdd(</text:p>
          </table:table-cell>
          <table:table-cell office:value-type="string" calcext:value-type="string">
            <text:p>greenP3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PE1.imgAdd(</text:p>
          </table:table-cell>
          <table:table-cell office:value-type="string" calcext:value-type="string">
            <text:p>greenP1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PE2.imgAdd(</text:p>
          </table:table-cell>
          <table:table-cell office:value-type="string" calcext:value-type="string">
            <text:p>greenP2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PE3.imgAdd(</text:p>
          </table:table-cell>
          <table:table-cell office:value-type="string" calcext:value-type="string">
            <text:p>greenP3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PS1.imgAdd(</text:p>
          </table:table-cell>
          <table:table-cell office:value-type="string" calcext:value-type="string">
            <text:p>greenP1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PS2.imgAdd(</text:p>
          </table:table-cell>
          <table:table-cell office:value-type="string" calcext:value-type="string">
            <text:p>greenP2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PS3.imgAdd(</text:p>
          </table:table-cell>
          <table:table-cell office:value-type="string" calcext:value-type="string">
            <text:p>greenP3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1.imgAdd(</text:p>
          </table:table-cell>
          <table:table-cell office:value-type="string" calcext:value-type="string">
            <text:p>orangeP1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2.imgAdd(</text:p>
          </table:table-cell>
          <table:table-cell office:value-type="string" calcext:value-type="string">
            <text:p>orangeP2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3.imgAdd(</text:p>
          </table:table-cell>
          <table:table-cell office:value-type="string" calcext:value-type="string">
            <text:p>orangeP3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E1.imgAdd(</text:p>
          </table:table-cell>
          <table:table-cell office:value-type="string" calcext:value-type="string">
            <text:p>orangeP1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E2.imgAdd(</text:p>
          </table:table-cell>
          <table:table-cell office:value-type="string" calcext:value-type="string">
            <text:p>orangeP2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E3.imgAdd(</text:p>
          </table:table-cell>
          <table:table-cell office:value-type="string" calcext:value-type="string">
            <text:p>orangeP3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S1.imgAdd(</text:p>
          </table:table-cell>
          <table:table-cell office:value-type="string" calcext:value-type="string">
            <text:p>orangeP1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S2.imgAdd(</text:p>
          </table:table-cell>
          <table:table-cell office:value-type="string" calcext:value-type="string">
            <text:p>orangeP2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S3.imgAdd(</text:p>
          </table:table-cell>
          <table:table-cell office:value-type="string" calcext:value-type="string">
            <text:p>orangeP3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P1.imgAdd(</text:p>
          </table:table-cell>
          <table:table-cell office:value-type="string" calcext:value-type="string">
            <text:p>redP1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P2.imgAdd(</text:p>
          </table:table-cell>
          <table:table-cell office:value-type="string" calcext:value-type="string">
            <text:p>redP2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P3.imgAdd(</text:p>
          </table:table-cell>
          <table:table-cell office:value-type="string" calcext:value-type="string">
            <text:p>redP3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PE1.imgAdd(</text:p>
          </table:table-cell>
          <table:table-cell office:value-type="string" calcext:value-type="string">
            <text:p>redP1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PE2.imgAdd(</text:p>
          </table:table-cell>
          <table:table-cell office:value-type="string" calcext:value-type="string">
            <text:p>redP2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PE3.imgAdd(</text:p>
          </table:table-cell>
          <table:table-cell office:value-type="string" calcext:value-type="string">
            <text:p>redP3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PS1.imgAdd(</text:p>
          </table:table-cell>
          <table:table-cell office:value-type="string" calcext:value-type="string">
            <text:p>redP1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PS2.imgAdd(</text:p>
          </table:table-cell>
          <table:table-cell office:value-type="string" calcext:value-type="string">
            <text:p>redP2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PS3.imgAdd(</text:p>
          </table:table-cell>
          <table:table-cell office:value-type="string" calcext:value-type="string">
            <text:p>redP3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R1.imgAdd(</text:p>
          </table:table-cell>
          <table:table-cell office:value-type="string" calcext:value-type="string">
            <text:p>blueR1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R2.imgAdd(</text:p>
          </table:table-cell>
          <table:table-cell office:value-type="string" calcext:value-type="string">
            <text:p>blueR2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R3.imgAdd(</text:p>
          </table:table-cell>
          <table:table-cell office:value-type="string" calcext:value-type="string">
            <text:p>blueR3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RE1.imgAdd(</text:p>
          </table:table-cell>
          <table:table-cell office:value-type="string" calcext:value-type="string">
            <text:p>blueR1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RE2.imgAdd(</text:p>
          </table:table-cell>
          <table:table-cell office:value-type="string" calcext:value-type="string">
            <text:p>blueR2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RE3.imgAdd(</text:p>
          </table:table-cell>
          <table:table-cell office:value-type="string" calcext:value-type="string">
            <text:p>blueR3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RS1.imgAdd(</text:p>
          </table:table-cell>
          <table:table-cell office:value-type="string" calcext:value-type="string">
            <text:p>blueR1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RS2.imgAdd(</text:p>
          </table:table-cell>
          <table:table-cell office:value-type="string" calcext:value-type="string">
            <text:p>blueR2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RS3.imgAdd(</text:p>
          </table:table-cell>
          <table:table-cell office:value-type="string" calcext:value-type="string">
            <text:p>blueR3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1.imgAdd(</text:p>
          </table:table-cell>
          <table:table-cell office:value-type="string" calcext:value-type="string">
            <text:p>greenR1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2.imgAdd(</text:p>
          </table:table-cell>
          <table:table-cell office:value-type="string" calcext:value-type="string">
            <text:p>greenR2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3.imgAdd(</text:p>
          </table:table-cell>
          <table:table-cell office:value-type="string" calcext:value-type="string">
            <text:p>greenR3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E1.imgAdd(</text:p>
          </table:table-cell>
          <table:table-cell office:value-type="string" calcext:value-type="string">
            <text:p>greenR1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E2.imgAdd(</text:p>
          </table:table-cell>
          <table:table-cell office:value-type="string" calcext:value-type="string">
            <text:p>greenR2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E3.imgAdd(</text:p>
          </table:table-cell>
          <table:table-cell office:value-type="string" calcext:value-type="string">
            <text:p>greenR3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S1.imgAdd(</text:p>
          </table:table-cell>
          <table:table-cell office:value-type="string" calcext:value-type="string">
            <text:p>greenR1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S2.imgAdd(</text:p>
          </table:table-cell>
          <table:table-cell office:value-type="string" calcext:value-type="string">
            <text:p>greenR2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S3.imgAdd(</text:p>
          </table:table-cell>
          <table:table-cell office:value-type="string" calcext:value-type="string">
            <text:p>greenR3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1.imgAdd(</text:p>
          </table:table-cell>
          <table:table-cell office:value-type="string" calcext:value-type="string">
            <text:p>orangeR1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2.imgAdd(</text:p>
          </table:table-cell>
          <table:table-cell office:value-type="string" calcext:value-type="string">
            <text:p>orangeR2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3.imgAdd(</text:p>
          </table:table-cell>
          <table:table-cell office:value-type="string" calcext:value-type="string">
            <text:p>orangeR3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E1.imgAdd(</text:p>
          </table:table-cell>
          <table:table-cell office:value-type="string" calcext:value-type="string">
            <text:p>orangeR1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E2.imgAdd(</text:p>
          </table:table-cell>
          <table:table-cell office:value-type="string" calcext:value-type="string">
            <text:p>orangeR2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E3.imgAdd(</text:p>
          </table:table-cell>
          <table:table-cell office:value-type="string" calcext:value-type="string">
            <text:p>orangeR3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S1.imgAdd(</text:p>
          </table:table-cell>
          <table:table-cell office:value-type="string" calcext:value-type="string">
            <text:p>orangeR1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S2.imgAdd(</text:p>
          </table:table-cell>
          <table:table-cell office:value-type="string" calcext:value-type="string">
            <text:p>orangeR2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S3.imgAdd(</text:p>
          </table:table-cell>
          <table:table-cell office:value-type="string" calcext:value-type="string">
            <text:p>orangeR3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R1.imgAdd(</text:p>
          </table:table-cell>
          <table:table-cell office:value-type="string" calcext:value-type="string">
            <text:p>redR1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R2.imgAdd(</text:p>
          </table:table-cell>
          <table:table-cell office:value-type="string" calcext:value-type="string">
            <text:p>redR2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R3.imgAdd(</text:p>
          </table:table-cell>
          <table:table-cell office:value-type="string" calcext:value-type="string">
            <text:p>redR3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RE1.imgAdd(</text:p>
          </table:table-cell>
          <table:table-cell office:value-type="string" calcext:value-type="string">
            <text:p>redR1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RE2.imgAdd(</text:p>
          </table:table-cell>
          <table:table-cell office:value-type="string" calcext:value-type="string">
            <text:p>redR2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RE3.imgAdd(</text:p>
          </table:table-cell>
          <table:table-cell office:value-type="string" calcext:value-type="string">
            <text:p>redR3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RS1.imgAdd(</text:p>
          </table:table-cell>
          <table:table-cell office:value-type="string" calcext:value-type="string">
            <text:p>redR1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RS2.imgAdd(</text:p>
          </table:table-cell>
          <table:table-cell office:value-type="string" calcext:value-type="string">
            <text:p>redR2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RS3.imgAdd(</text:p>
          </table:table-cell>
          <table:table-cell office:value-type="string" calcext:value-type="string">
            <text:p>redR3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S1.imgAdd(</text:p>
          </table:table-cell>
          <table:table-cell office:value-type="string" calcext:value-type="string">
            <text:p>blueS1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S2.imgAdd(</text:p>
          </table:table-cell>
          <table:table-cell office:value-type="string" calcext:value-type="string">
            <text:p>blueS2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S3.imgAdd(</text:p>
          </table:table-cell>
          <table:table-cell office:value-type="string" calcext:value-type="string">
            <text:p>blueS3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SE1.imgAdd(</text:p>
          </table:table-cell>
          <table:table-cell office:value-type="string" calcext:value-type="string">
            <text:p>blueS1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SE2.imgAdd(</text:p>
          </table:table-cell>
          <table:table-cell office:value-type="string" calcext:value-type="string">
            <text:p>blueS2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SE3.imgAdd(</text:p>
          </table:table-cell>
          <table:table-cell office:value-type="string" calcext:value-type="string">
            <text:p>blueS3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SS1.imgAdd(</text:p>
          </table:table-cell>
          <table:table-cell office:value-type="string" calcext:value-type="string">
            <text:p>blueS1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SS2.imgAdd(</text:p>
          </table:table-cell>
          <table:table-cell office:value-type="string" calcext:value-type="string">
            <text:p>blueS2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SS3.imgAdd(</text:p>
          </table:table-cell>
          <table:table-cell office:value-type="string" calcext:value-type="string">
            <text:p>blueS3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S1.imgAdd(</text:p>
          </table:table-cell>
          <table:table-cell office:value-type="string" calcext:value-type="string">
            <text:p>greenS1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S2.imgAdd(</text:p>
          </table:table-cell>
          <table:table-cell office:value-type="string" calcext:value-type="string">
            <text:p>greenS2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S3.imgAdd(</text:p>
          </table:table-cell>
          <table:table-cell office:value-type="string" calcext:value-type="string">
            <text:p>greenS3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SE1.imgAdd(</text:p>
          </table:table-cell>
          <table:table-cell office:value-type="string" calcext:value-type="string">
            <text:p>greenS1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SE2.imgAdd(</text:p>
          </table:table-cell>
          <table:table-cell office:value-type="string" calcext:value-type="string">
            <text:p>greenS2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SE3.imgAdd(</text:p>
          </table:table-cell>
          <table:table-cell office:value-type="string" calcext:value-type="string">
            <text:p>greenS3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SS1.imgAdd(</text:p>
          </table:table-cell>
          <table:table-cell office:value-type="string" calcext:value-type="string">
            <text:p>greenS1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SS2.imgAdd(</text:p>
          </table:table-cell>
          <table:table-cell office:value-type="string" calcext:value-type="string">
            <text:p>greenS2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SS3.imgAdd(</text:p>
          </table:table-cell>
          <table:table-cell office:value-type="string" calcext:value-type="string">
            <text:p>greenS3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S1.imgAdd(</text:p>
          </table:table-cell>
          <table:table-cell office:value-type="string" calcext:value-type="string">
            <text:p>orangeS1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S2.imgAdd(</text:p>
          </table:table-cell>
          <table:table-cell office:value-type="string" calcext:value-type="string">
            <text:p>orangeS2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S3.imgAdd(</text:p>
          </table:table-cell>
          <table:table-cell office:value-type="string" calcext:value-type="string">
            <text:p>orangeS3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SE1.imgAdd(</text:p>
          </table:table-cell>
          <table:table-cell office:value-type="string" calcext:value-type="string">
            <text:p>orangeS1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SE2.imgAdd(</text:p>
          </table:table-cell>
          <table:table-cell office:value-type="string" calcext:value-type="string">
            <text:p>orangeS2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SE3.imgAdd(</text:p>
          </table:table-cell>
          <table:table-cell office:value-type="string" calcext:value-type="string">
            <text:p>orangeS3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SS1.imgAdd(</text:p>
          </table:table-cell>
          <table:table-cell office:value-type="string" calcext:value-type="string">
            <text:p>orangeS1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SS2.imgAdd(</text:p>
          </table:table-cell>
          <table:table-cell office:value-type="string" calcext:value-type="string">
            <text:p>orangeS2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SS3.imgAdd(</text:p>
          </table:table-cell>
          <table:table-cell office:value-type="string" calcext:value-type="string">
            <text:p>orangeS3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S1.imgAdd(</text:p>
          </table:table-cell>
          <table:table-cell office:value-type="string" calcext:value-type="string">
            <text:p>redS1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S2.imgAdd(</text:p>
          </table:table-cell>
          <table:table-cell office:value-type="string" calcext:value-type="string">
            <text:p>redS2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S3.imgAdd(</text:p>
          </table:table-cell>
          <table:table-cell office:value-type="string" calcext:value-type="string">
            <text:p>redS3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SE1.imgAdd(</text:p>
          </table:table-cell>
          <table:table-cell office:value-type="string" calcext:value-type="string">
            <text:p>redS1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SE2.imgAdd(</text:p>
          </table:table-cell>
          <table:table-cell office:value-type="string" calcext:value-type="string">
            <text:p>redS2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SE3.imgAdd(</text:p>
          </table:table-cell>
          <table:table-cell office:value-type="string" calcext:value-type="string">
            <text:p>redS3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SS1.imgAdd(</text:p>
          </table:table-cell>
          <table:table-cell office:value-type="string" calcext:value-type="string">
            <text:p>redS1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SS2.imgAdd(</text:p>
          </table:table-cell>
          <table:table-cell office:value-type="string" calcext:value-type="string">
            <text:p>redS2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SS3.imgAdd(</text:p>
          </table:table-cell>
          <table:table-cell office:value-type="string" calcext:value-type="string">
            <text:p>redS3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T1.imgAdd(</text:p>
          </table:table-cell>
          <table:table-cell office:value-type="string" calcext:value-type="string">
            <text:p>blueT1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T2.imgAdd(</text:p>
          </table:table-cell>
          <table:table-cell office:value-type="string" calcext:value-type="string">
            <text:p>blueT2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T3.imgAdd(</text:p>
          </table:table-cell>
          <table:table-cell office:value-type="string" calcext:value-type="string">
            <text:p>blueT3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TE1.imgAdd(</text:p>
          </table:table-cell>
          <table:table-cell office:value-type="string" calcext:value-type="string">
            <text:p>blueT1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TE2.imgAdd(</text:p>
          </table:table-cell>
          <table:table-cell office:value-type="string" calcext:value-type="string">
            <text:p>blueT2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TE3.imgAdd(</text:p>
          </table:table-cell>
          <table:table-cell office:value-type="string" calcext:value-type="string">
            <text:p>blueT3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TS1.imgAdd(</text:p>
          </table:table-cell>
          <table:table-cell office:value-type="string" calcext:value-type="string">
            <text:p>blueT1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TS2.imgAdd(</text:p>
          </table:table-cell>
          <table:table-cell office:value-type="string" calcext:value-type="string">
            <text:p>blueT2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TS3.imgAdd(</text:p>
          </table:table-cell>
          <table:table-cell office:value-type="string" calcext:value-type="string">
            <text:p>blueT3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T1.imgAdd(</text:p>
          </table:table-cell>
          <table:table-cell office:value-type="string" calcext:value-type="string">
            <text:p>greenT1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T2.imgAdd(</text:p>
          </table:table-cell>
          <table:table-cell office:value-type="string" calcext:value-type="string">
            <text:p>greenT2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T3.imgAdd(</text:p>
          </table:table-cell>
          <table:table-cell office:value-type="string" calcext:value-type="string">
            <text:p>greenT3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TE1.imgAdd(</text:p>
          </table:table-cell>
          <table:table-cell office:value-type="string" calcext:value-type="string">
            <text:p>greenT1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TE2.imgAdd(</text:p>
          </table:table-cell>
          <table:table-cell office:value-type="string" calcext:value-type="string">
            <text:p>greenT2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TE3.imgAdd(</text:p>
          </table:table-cell>
          <table:table-cell office:value-type="string" calcext:value-type="string">
            <text:p>greenT3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TS1.imgAdd(</text:p>
          </table:table-cell>
          <table:table-cell office:value-type="string" calcext:value-type="string">
            <text:p>greenT1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TS2.imgAdd(</text:p>
          </table:table-cell>
          <table:table-cell office:value-type="string" calcext:value-type="string">
            <text:p>greenT2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TS3.imgAdd(</text:p>
          </table:table-cell>
          <table:table-cell office:value-type="string" calcext:value-type="string">
            <text:p>greenT3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T1.imgAdd(</text:p>
          </table:table-cell>
          <table:table-cell office:value-type="string" calcext:value-type="string">
            <text:p>orangeT1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T2.imgAdd(</text:p>
          </table:table-cell>
          <table:table-cell office:value-type="string" calcext:value-type="string">
            <text:p>orangeT2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T3.imgAdd(</text:p>
          </table:table-cell>
          <table:table-cell office:value-type="string" calcext:value-type="string">
            <text:p>orangeT3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TE1.imgAdd(</text:p>
          </table:table-cell>
          <table:table-cell office:value-type="string" calcext:value-type="string">
            <text:p>orangeT1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TE2.imgAdd(</text:p>
          </table:table-cell>
          <table:table-cell office:value-type="string" calcext:value-type="string">
            <text:p>orangeT2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TE3.imgAdd(</text:p>
          </table:table-cell>
          <table:table-cell office:value-type="string" calcext:value-type="string">
            <text:p>orangeT3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TS1.imgAdd(</text:p>
          </table:table-cell>
          <table:table-cell office:value-type="string" calcext:value-type="string">
            <text:p>orangeT1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TS2.imgAdd(</text:p>
          </table:table-cell>
          <table:table-cell office:value-type="string" calcext:value-type="string">
            <text:p>orangeT2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TS3.imgAdd(</text:p>
          </table:table-cell>
          <table:table-cell office:value-type="string" calcext:value-type="string">
            <text:p>orangeT3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T1.imgAdd(</text:p>
          </table:table-cell>
          <table:table-cell office:value-type="string" calcext:value-type="string">
            <text:p>redT1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T2.imgAdd(</text:p>
          </table:table-cell>
          <table:table-cell office:value-type="string" calcext:value-type="string">
            <text:p>redT2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T3.imgAdd(</text:p>
          </table:table-cell>
          <table:table-cell office:value-type="string" calcext:value-type="string">
            <text:p>redT3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TE1.imgAdd(</text:p>
          </table:table-cell>
          <table:table-cell office:value-type="string" calcext:value-type="string">
            <text:p>redT1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TE2.imgAdd(</text:p>
          </table:table-cell>
          <table:table-cell office:value-type="string" calcext:value-type="string">
            <text:p>redT2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TE3.imgAdd(</text:p>
          </table:table-cell>
          <table:table-cell office:value-type="string" calcext:value-type="string">
            <text:p>redT3e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TS1.imgAdd(</text:p>
          </table:table-cell>
          <table:table-cell office:value-type="string" calcext:value-type="string">
            <text:p>redT1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TS2.imgAdd(</text:p>
          </table:table-cell>
          <table:table-cell office:value-type="string" calcext:value-type="string">
            <text:p>redT2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TS3.imgAdd(</text:p>
          </table:table-cell>
          <table:table-cell office:value-type="string" calcext:value-type="string">
            <text:p>redT3gi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);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GameButton</text:p>
          </table:table-cell>
          <table:table-cell table:style-name="ce1" office:value-type="string" calcext:value-type="string">
            <text:p>gBone = new GameButton(</text:p>
          </table:table-cell>
          <table:table-cell table:style-name="ce1" office:value-type="string" calcext:value-type="string">
            <text:p>cards[0]);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GameButton</text:p>
          </table:table-cell>
          <table:table-cell table:style-name="ce1" office:value-type="string" calcext:value-type="string">
            <text:p>gBtwo = new GameButton(</text:p>
          </table:table-cell>
          <table:table-cell table:style-name="ce1" office:value-type="string" calcext:value-type="string">
            <text:p>cards[1]);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GameButton</text:p>
          </table:table-cell>
          <table:table-cell table:style-name="ce1" office:value-type="string" calcext:value-type="string">
            <text:p>gBthree = new GameButton(</text:p>
          </table:table-cell>
          <table:table-cell table:style-name="ce1" office:value-type="string" calcext:value-type="string">
            <text:p>cards[2]);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GameButton</text:p>
          </table:table-cell>
          <table:table-cell table:style-name="ce1" office:value-type="string" calcext:value-type="string">
            <text:p>gBfour = new GameButton(</text:p>
          </table:table-cell>
          <table:table-cell table:style-name="ce1" office:value-type="string" calcext:value-type="string">
            <text:p>cards[3]);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GameButton</text:p>
          </table:table-cell>
          <table:table-cell table:style-name="ce1" office:value-type="string" calcext:value-type="string">
            <text:p>gBfive = new GameButton(</text:p>
          </table:table-cell>
          <table:table-cell table:style-name="ce1" office:value-type="string" calcext:value-type="string">
            <text:p>cards[4]);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GameButton</text:p>
          </table:table-cell>
          <table:table-cell table:style-name="ce1" office:value-type="string" calcext:value-type="string">
            <text:p>gBsix = new GameButton(</text:p>
          </table:table-cell>
          <table:table-cell table:style-name="ce1" office:value-type="string" calcext:value-type="string">
            <text:p>cards[5]);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GameButton</text:p>
          </table:table-cell>
          <table:table-cell table:style-name="ce1" office:value-type="string" calcext:value-type="string">
            <text:p>gBseven = new GameButton(</text:p>
          </table:table-cell>
          <table:table-cell table:style-name="ce1" office:value-type="string" calcext:value-type="string">
            <text:p>cards[6]);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GameButton</text:p>
          </table:table-cell>
          <table:table-cell table:style-name="ce1" office:value-type="string" calcext:value-type="string">
            <text:p>gBeight = new GameButton(</text:p>
          </table:table-cell>
          <table:table-cell table:style-name="ce1" office:value-type="string" calcext:value-type="string">
            <text:p>cards[7]);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GameButton</text:p>
          </table:table-cell>
          <table:table-cell table:style-name="ce1" office:value-type="string" calcext:value-type="string">
            <text:p>gBnine= new GameButton(</text:p>
          </table:table-cell>
          <table:table-cell table:style-name="ce1" office:value-type="string" calcext:value-type="string">
            <text:p>cards[8);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GameButton</text:p>
          </table:table-cell>
          <table:table-cell table:style-name="ce1" office:value-type="string" calcext:value-type="string">
            <text:p>gBten = new GameButton(</text:p>
          </table:table-cell>
          <table:table-cell table:style-name="ce1" office:value-type="string" calcext:value-type="string">
            <text:p>cards[9]);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GameButton</text:p>
          </table:table-cell>
          <table:table-cell table:style-name="ce1" office:value-type="string" calcext:value-type="string">
            <text:p>gBeleven= new GameButton(</text:p>
          </table:table-cell>
          <table:table-cell table:style-name="ce1" office:value-type="string" calcext:value-type="string">
            <text:p>cards[10]);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GameButton</text:p>
          </table:table-cell>
          <table:table-cell table:style-name="ce1" office:value-type="string" calcext:value-type="string">
            <text:p>gBtwelve= new GameButton(</text:p>
          </table:table-cell>
          <table:table-cell table:style-name="ce1" office:value-type="string" calcext:value-type="string">
            <text:p>cards[11]);</text:p>
          </table:table-cell>
          <table:table-cell table:style-name="ce1" table:number-columns-repeated="16381"/>
        </table:table-row>
        <table:table-row table:style-name="ro1" table:number-rows-repeated="2">
          <table:table-cell table:style-name="ce1" table:number-columns-repeated="16384"/>
        </table:table-row>
        <table:table-row table:style-name="ro1">
          <table:table-cell table:style-name="ce1" office:value-type="string" calcext:value-type="string">
            <text:p>EventHandler&lt;ActionEvent&gt; </text:p>
          </table:table-cell>
          <table:table-cell table:style-name="ce1" office:value-type="string" calcext:value-type="string">
            <text:p>event1 <text:s/>= new EventHandler&lt;ActionEvent&gt;() {public void handle(ActionEvent e)</text:p>
          </table:table-cell>
          <table:table-cell table:style-name="ce1" office:value-type="string" calcext:value-type="string">
            <text:p>{if (cards[0].active == true) {cards[0].active = false;} else {cards[0].active = true;}}};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EventHandler&lt;ActionEvent&gt; </text:p>
          </table:table-cell>
          <table:table-cell table:style-name="ce1" office:value-type="string" calcext:value-type="string">
            <text:p>event2 <text:s/>= new EventHandler&lt;ActionEvent&gt;() {public void handle(ActionEvent e)</text:p>
          </table:table-cell>
          <table:table-cell table:style-name="ce1" office:value-type="string" calcext:value-type="string">
            <text:p>{if (cards[1].active == true) {cards[1].active = false;} else {cards[1].active = true;}}};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EventHandler&lt;ActionEvent&gt; </text:p>
          </table:table-cell>
          <table:table-cell table:style-name="ce1" office:value-type="string" calcext:value-type="string">
            <text:p>event3 <text:s/>= new EventHandler&lt;ActionEvent&gt;() {public void handle(ActionEvent e)</text:p>
          </table:table-cell>
          <table:table-cell table:style-name="ce1" office:value-type="string" calcext:value-type="string">
            <text:p>{if (cards[2].active == true) {cards[2].active = false;} else {cards[2].active = true;}}};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EventHandler&lt;ActionEvent&gt; </text:p>
          </table:table-cell>
          <table:table-cell table:style-name="ce1" office:value-type="string" calcext:value-type="string">
            <text:p>event4 <text:s/>= new EventHandler&lt;ActionEvent&gt;() {public void handle(ActionEvent e)</text:p>
          </table:table-cell>
          <table:table-cell table:style-name="ce1" office:value-type="string" calcext:value-type="string">
            <text:p>{if (cards[3].active == true) {cards[3].active = false;} else {cards[3].active = true;}}};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EventHandler&lt;ActionEvent&gt; </text:p>
          </table:table-cell>
          <table:table-cell table:style-name="ce1" office:value-type="string" calcext:value-type="string">
            <text:p>event5 = new EventHandler&lt;ActionEvent&gt;() {public void handle(ActionEvent e)</text:p>
          </table:table-cell>
          <table:table-cell table:style-name="ce1" office:value-type="string" calcext:value-type="string">
            <text:p>{if (cards[4].active == true) {cards[4].active = false;} else {cards[4].active = true;}}};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EventHandler&lt;ActionEvent&gt; </text:p>
          </table:table-cell>
          <table:table-cell table:style-name="ce1" office:value-type="string" calcext:value-type="string">
            <text:p>event6 <text:s/>= new EventHandler&lt;ActionEvent&gt;() {public void handle(ActionEvent e)</text:p>
          </table:table-cell>
          <table:table-cell table:style-name="ce1" office:value-type="string" calcext:value-type="string">
            <text:p>{if (cards[5].active == true) {cards[5].active = false;} else {cards[5].active = true;}}};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EventHandler&lt;ActionEvent&gt; </text:p>
          </table:table-cell>
          <table:table-cell table:style-name="ce1" office:value-type="string" calcext:value-type="string">
            <text:p>event7 <text:s/>= new EventHandler&lt;ActionEvent&gt;() {public void handle(ActionEvent e)</text:p>
          </table:table-cell>
          <table:table-cell table:style-name="ce1" office:value-type="string" calcext:value-type="string">
            <text:p>{if (cards[6].active == true) {cards[6].active = false;} else {cards[6].active = true;}}};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EventHandler&lt;ActionEvent&gt; </text:p>
          </table:table-cell>
          <table:table-cell table:style-name="ce1" office:value-type="string" calcext:value-type="string">
            <text:p>event8 <text:s/>= new EventHandler&lt;ActionEvent&gt;() {public void handle(ActionEvent e)</text:p>
          </table:table-cell>
          <table:table-cell table:style-name="ce1" office:value-type="string" calcext:value-type="string">
            <text:p>{if (cards[7].active == true) {cards[7].active = false;} else {cards[7].active = true;}}};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EventHandler&lt;ActionEvent&gt; </text:p>
          </table:table-cell>
          <table:table-cell table:style-name="ce1" office:value-type="string" calcext:value-type="string">
            <text:p>event9 <text:s/>= new EventHandler&lt;ActionEvent&gt;() {public void handle(ActionEvent e)</text:p>
          </table:table-cell>
          <table:table-cell table:style-name="ce1" office:value-type="string" calcext:value-type="string">
            <text:p>{if (cards[8].active == true) {cards[8].active = false;} else {cards[8].active = true;}}};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EventHandler&lt;ActionEvent&gt; </text:p>
          </table:table-cell>
          <table:table-cell table:style-name="ce1" office:value-type="string" calcext:value-type="string">
            <text:p>event10 <text:s/>= new EventHandler&lt;ActionEvent&gt;() {public void handle(ActionEvent e)</text:p>
          </table:table-cell>
          <table:table-cell table:style-name="ce1" office:value-type="string" calcext:value-type="string">
            <text:p>{if (cards[9].active == true) {cards[9].active = false;} else {cards[9].active = true;}}};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EventHandler&lt;ActionEvent&gt; </text:p>
          </table:table-cell>
          <table:table-cell table:style-name="ce1" office:value-type="string" calcext:value-type="string">
            <text:p>event11 <text:s/>= new EventHandler&lt;ActionEvent&gt;() {public void handle(ActionEvent e)</text:p>
          </table:table-cell>
          <table:table-cell table:style-name="ce1" office:value-type="string" calcext:value-type="string">
            <text:p>{if (cards[10].active == true) {cards[10].active = false;} else {cards[10].active = true;}}};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EventHandler&lt;ActionEvent&gt; </text:p>
          </table:table-cell>
          <table:table-cell table:style-name="ce1" office:value-type="string" calcext:value-type="string">
            <text:p>event12 <text:s/>= new EventHandler&lt;ActionEvent&gt;() {public void handle(ActionEvent e)</text:p>
          </table:table-cell>
          <table:table-cell table:style-name="ce1" office:value-type="string" calcext:value-type="string">
            <text:p>{if (cards[11].active == true) {cards[11].active = false;} else {cards[11].active = true;}}};</text:p>
          </table:table-cell>
          <table:table-cell table:style-name="ce1" table:number-columns-repeated="16381"/>
        </table:table-row>
        <table:table-row table:style-name="ro1" table:number-rows-repeated="2">
          <table:table-cell table:style-name="ce1" table:number-columns-repeated="16384"/>
        </table:table-row>
        <table:table-row table:style-name="ro1">
          <table:table-cell table:style-name="ce1" office:value-type="string" calcext:value-type="string">
            <text:p>gBone.setOnAction</text:p>
          </table:table-cell>
          <table:table-cell table:style-name="ce1" office:value-type="string" calcext:value-type="string">
            <text:p>(event1);</text:p>
          </table:table-cell>
          <table:table-cell table:style-name="ce1" table:number-columns-repeated="16382"/>
        </table:table-row>
        <table:table-row table:style-name="ro1">
          <table:table-cell table:style-name="ce1" office:value-type="string" calcext:value-type="string">
            <text:p>gBtwo.setOnAction</text:p>
          </table:table-cell>
          <table:table-cell table:style-name="ce1" office:value-type="string" calcext:value-type="string">
            <text:p>(event2);</text:p>
          </table:table-cell>
          <table:table-cell table:style-name="ce1" table:number-columns-repeated="16382"/>
        </table:table-row>
        <table:table-row table:style-name="ro1">
          <table:table-cell table:style-name="ce1" office:value-type="string" calcext:value-type="string">
            <text:p>gBthree.setOnAction</text:p>
          </table:table-cell>
          <table:table-cell table:style-name="ce1" office:value-type="string" calcext:value-type="string">
            <text:p>(event3);</text:p>
          </table:table-cell>
          <table:table-cell table:style-name="ce1" table:number-columns-repeated="16382"/>
        </table:table-row>
        <table:table-row table:style-name="ro1">
          <table:table-cell table:style-name="ce1" office:value-type="string" calcext:value-type="string">
            <text:p>gBfour.setOnAction</text:p>
          </table:table-cell>
          <table:table-cell table:style-name="ce1" office:value-type="string" calcext:value-type="string">
            <text:p>(event4);</text:p>
          </table:table-cell>
          <table:table-cell table:style-name="ce1" table:number-columns-repeated="16382"/>
        </table:table-row>
        <table:table-row table:style-name="ro1">
          <table:table-cell table:style-name="ce1" office:value-type="string" calcext:value-type="string">
            <text:p>gBfive.setOnAction</text:p>
          </table:table-cell>
          <table:table-cell table:style-name="ce1" office:value-type="string" calcext:value-type="string">
            <text:p>(event5);</text:p>
          </table:table-cell>
          <table:table-cell table:style-name="ce1" table:number-columns-repeated="16382"/>
        </table:table-row>
        <table:table-row table:style-name="ro1">
          <table:table-cell table:style-name="ce1" office:value-type="string" calcext:value-type="string">
            <text:p>gBsix.setOnAction</text:p>
          </table:table-cell>
          <table:table-cell table:style-name="ce1" office:value-type="string" calcext:value-type="string">
            <text:p>(event6);</text:p>
          </table:table-cell>
          <table:table-cell table:style-name="ce1" table:number-columns-repeated="16382"/>
        </table:table-row>
        <table:table-row table:style-name="ro1">
          <table:table-cell table:style-name="ce1" office:value-type="string" calcext:value-type="string">
            <text:p>gBseven.setOnAction</text:p>
          </table:table-cell>
          <table:table-cell table:style-name="ce1" office:value-type="string" calcext:value-type="string">
            <text:p>(event7);</text:p>
          </table:table-cell>
          <table:table-cell table:style-name="ce1" table:number-columns-repeated="16382"/>
        </table:table-row>
        <table:table-row table:style-name="ro1">
          <table:table-cell table:style-name="ce1" office:value-type="string" calcext:value-type="string">
            <text:p>gBeight.setOnAction</text:p>
          </table:table-cell>
          <table:table-cell table:style-name="ce1" office:value-type="string" calcext:value-type="string">
            <text:p>(event8);</text:p>
          </table:table-cell>
          <table:table-cell table:style-name="ce1" table:number-columns-repeated="16382"/>
        </table:table-row>
        <table:table-row table:style-name="ro1">
          <table:table-cell table:style-name="ce1" office:value-type="string" calcext:value-type="string">
            <text:p>gBnine.setOnAction</text:p>
          </table:table-cell>
          <table:table-cell table:style-name="ce1" office:value-type="string" calcext:value-type="string">
            <text:p>(event9);</text:p>
          </table:table-cell>
          <table:table-cell table:style-name="ce1" table:number-columns-repeated="16382"/>
        </table:table-row>
        <table:table-row table:style-name="ro1">
          <table:table-cell table:style-name="ce1" office:value-type="string" calcext:value-type="string">
            <text:p>gBten.setOnAction</text:p>
          </table:table-cell>
          <table:table-cell table:style-name="ce1" office:value-type="string" calcext:value-type="string">
            <text:p>(event10);</text:p>
          </table:table-cell>
          <table:table-cell table:style-name="ce1" table:number-columns-repeated="16382"/>
        </table:table-row>
        <table:table-row table:style-name="ro1">
          <table:table-cell table:style-name="ce1" office:value-type="string" calcext:value-type="string">
            <text:p>gBeleven.setOnAction</text:p>
          </table:table-cell>
          <table:table-cell table:style-name="ce1" office:value-type="string" calcext:value-type="string">
            <text:p>(event11);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gBtwelve.setOnAction</text:p>
          </table:table-cell>
          <table:table-cell table:style-name="ce1" office:value-type="string" calcext:value-type="string">
            <text:p>(event12);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onospace" svg:font-family="Monospac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0:43:22.639698954</meta:creation-date>
    <dc:date>2023-07-03T11:48:51.840023503</dc:date>
    <meta:editing-duration>PT1H5M25S</meta:editing-duration>
    <meta:editing-cycles>10</meta:editing-cycles>
    <meta:generator>LibreOffice/7.4.7.2$Linux_X86_64 LibreOffice_project/40$Build-2</meta:generator>
    <meta:document-statistic meta:table-count="3" meta:cell-count="9600" meta:object-count="0"/>
  </office:meta>
</office:document-meta>
</file>